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Unicode MS" svg:font-family="'Arial Unicode MS'" style:font-family-generic="system" style:font-pitch="variable"/>
    <style:font-face style:name="Helvetica" svg:font-family="Helvetica" style:font-family-generic="swiss"/>
    <style:font-face style:name="Liberation Mono" svg:font-family="'Liberation Mono', Cousine, 'DejaVu Sans Mono'" style:font-family-generic="modern" style:font-pitch="fixed"/>
    <style:font-face style:name="Liberation Mono1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69cm"/>
    </style:style>
    <style:style style:name="co3" style:family="table-column">
      <style:table-column-properties fo:break-before="auto" style:column-width="10.375cm"/>
    </style:style>
    <style:style style:name="co4" style:family="table-column">
      <style:table-column-properties fo:break-before="auto" style:column-width="2.895cm"/>
    </style:style>
    <style:style style:name="co5" style:family="table-column">
      <style:table-column-properties fo:break-before="auto" style:column-width="4.274cm"/>
    </style:style>
    <style:style style:name="co6" style:family="table-column">
      <style:table-column-properties fo:break-before="auto" style:column-width="4.43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70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12" style:family="table-cell" style:parent-style-name="Default">
      <style:text-properties fo:color="#999999"/>
    </style:style>
    <style:style style:name="ce13" style:family="table-cell" style:parent-style-name="Default">
      <style:table-cell-properties fo:background-color="#81d41a"/>
    </style:style>
    <style:style style:name="ce14" style:family="table-cell" style:parent-style-name="Default" style:data-style-name="N70">
      <style:table-cell-properties fo:background-color="#81d41a"/>
    </style:style>
    <style:style style:name="ce15" style:family="table-cell" style:parent-style-name="Default">
      <style:table-cell-properties fo:background-color="transparent"/>
    </style:style>
    <style:style style:name="ce16" style:family="table-cell" style:parent-style-name="Default">
      <style:text-properties style:use-window-font-color="true" style:text-outline="false" style:text-line-through-style="none" style:text-line-through-type="none" style:font-name="Helvetica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12pt" style:language-asian="none" style:country-asian="none" style:font-style-asian="normal" style:font-weight-asian="normal" style:font-name-complex="Helvetica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 style:data-style-name="N70"/>
    <style:style style:name="ce18" style:family="table-cell" style:parent-style-name="Default" style:data-style-name="N70">
      <style:text-properties fo:color="#999999"/>
    </style:style>
    <style:style style:name="ce19" style:family="table-cell" style:parent-style-name="Default" style:data-style-name="N0"/>
    <style:style style:name="ce2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1" fo:font-size="10pt" fo:language="en" fo:country="IE" fo:font-style="normal" fo:text-shadow="none" style:text-underline-style="none" fo:font-weight="normal" style:text-underline-mode="continuous" style:text-overline-mode="continuous" style:text-line-through-mode="continuous" style:font-name-asian="Liberation Mono1" style:font-size-asian="10pt" style:language-asian="zh" style:country-asian="CN" style:font-style-asian="normal" style:font-weight-asian="normal" style:font-name-complex="Liberation Mono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IE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ce14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office:value-type="string" calcext:value-type="string">
            <text:p>Taxa</text:p>
          </table:table-cell>
          <table:table-cell office:value-type="string" calcext:value-type="string">
            <text:p>Dimensions</text:p>
          </table:table-cell>
          <table:table-cell office:value-type="string" calcext:value-type="string">
            <text:p>levels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Where</text:p>
          </table:table-cell>
          <table:table-cell table:style-name="Default" office:value-type="string" calcext:value-type="string">
            <text:p>Statu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RAM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Default"/>
          <table:table-cell table:formula="of:=SUM([.H3:.H5297])" office:value-type="float" office:value="24723.358955" calcext:value-type="float">
            <text:p>24723.358955</text:p>
          </table:table-cell>
          <table:table-cell table:formula="of:=[.H2]/24/365" office:value-type="float" office:value="2.82230125057078" calcext:value-type="float">
            <text:p>2.82230125057078</text:p>
          </table:table-cell>
          <table:table-cell office:value-type="string" calcext:value-type="string">
            <text:p>&lt;- CPU years</text:p>
          </table:table-cell>
          <table:table-cell table:formula="of:=SUM([.J3:.J456])" office:value-type="float" office:value="3949.4" calcext:value-type="float">
            <text:p>3949.4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chain1</text:p>
          </table:table-cell>
          <table:table-cell office:value-type="string" calcext:value-type="string">
            <text:p>local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154.3671" calcext:value-type="float">
            <text:p>154.3671</text:p>
          </table:table-cell>
          <table:table-cell table:style-name="ce17" office:value-type="date" office:date-value="2021-10-13T11:59:00" calcext:value-type="date">
            <text:p>13/10/21 11:5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chain2</text:p>
          </table:table-cell>
          <table:table-cell office:value-type="string" calcext:value-type="string">
            <text:p>local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153.2832" calcext:value-type="float">
            <text:p>153.2832</text:p>
          </table:table-cell>
          <table:table-cell table:style-name="ce17" office:value-type="date" office:date-value="2021-10-13T11:59:00" calcext:value-type="date">
            <text:p>13/10/21 11:5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chain3</text:p>
          </table:table-cell>
          <table:table-cell office:value-type="string" calcext:value-type="string">
            <text:p>local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154.1598" calcext:value-type="float">
            <text:p>154.1598</text:p>
          </table:table-cell>
          <table:table-cell table:style-name="ce17" office:value-type="date" office:date-value="2021-10-13T11:59:00" calcext:value-type="date">
            <text:p>13/10/21 11:5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6604" calcext:value-type="float">
            <text:p>6604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Telluraves</text:p>
          </table:table-cell>
          <table:table-cell office:value-type="string" calcext:value-type="string">
            <text:p>local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151.2328" calcext:value-type="float">
            <text:p>151.2328</text:p>
          </table:table-cell>
          <table:table-cell table:style-name="ce17" office:value-type="date" office:date-value="2021-10-13T11:59:00" calcext:value-type="date">
            <text:p>13/10/21 11:59</text:p>
          </table:table-cell>
          <table:table-cell table:number-columns-repeated="1015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Strisores</text:p>
          </table:table-cell>
          <table:table-cell office:value-type="string" calcext:value-type="string">
            <text:p>local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1.647848" calcext:value-type="float">
            <text:p>1.647848</text:p>
          </table:table-cell>
          <table:table-cell table:style-name="ce17" office:value-type="date" office:date-value="2021-10-13T11:59:00" calcext:value-type="date">
            <text:p>13/10/21 11:59</text:p>
          </table:table-cell>
          <table:table-cell table:style-name="ce17"/>
          <table:table-cell table:number-columns-repeated="1014"/>
        </table:table-row>
        <table:table-row table:style-name="ro1">
          <table:table-cell table:style-name="ce12" office:value-type="float" office:value="52" calcext:value-type="float">
            <text:p>52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superorder_lvl_order_suborder_Paleognathae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2"/>
          <table:table-cell table:style-name="ce18"/>
          <table:table-cell table:style-name="ce12" table:number-columns-repeated="1015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Otidimorphae</text:p>
          </table:table-cell>
          <table:table-cell office:value-type="string" calcext:value-type="string">
            <text:p>local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0.9" calcext:value-type="float">
            <text:p>0.9</text:p>
          </table:table-cell>
          <table:table-cell table:style-name="ce17" office:value-type="date" office:date-value="2021-10-13T11:59:00" calcext:value-type="date">
            <text:p>13/10/21 11:59</text:p>
          </table:table-cell>
          <table:table-cell table:style-name="ce17"/>
          <table:table-cell table:number-columns-repeated="1014"/>
        </table:table-row>
        <table:table-row table:style-name="ro1">
          <table:table-cell table:style-name="ce12" office:value-type="float" office:value="24" calcext:value-type="float">
            <text:p>24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superorder_lvl_order_suborder_Mirandornithes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2"/>
          <table:table-cell table:style-name="ce18"/>
          <table:table-cell table:style-name="ce12" table:number-columns-repeated="1015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Galloanserae</text:p>
          </table:table-cell>
          <table:table-cell office:value-type="string" calcext:value-type="string">
            <text:p>local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.973291" calcext:value-type="float">
            <text:p>2.973291</text:p>
          </table:table-cell>
          <table:table-cell table:style-name="ce17" office:value-type="date" office:date-value="2021-10-13T11:59:00" calcext:value-type="date">
            <text:p>13/10/21 11:59</text:p>
          </table:table-cell>
          <table:table-cell table:style-name="ce17"/>
          <table:table-cell table:number-columns-repeated="1014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Columbbimorphae</text:p>
          </table:table-cell>
          <table:table-cell office:value-type="string" calcext:value-type="string">
            <text:p>local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1.264576" calcext:value-type="float">
            <text:p>1.264576</text:p>
          </table:table-cell>
          <table:table-cell table:style-name="ce17" office:value-type="date" office:date-value="2021-10-13T11:59:00" calcext:value-type="date">
            <text:p>13/10/21 11:59</text:p>
          </table:table-cell>
          <table:table-cell table:style-name="ce17"/>
          <table:table-cell table:number-columns-repeated="1014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Aequornithes</text:p>
          </table:table-cell>
          <table:table-cell office:value-type="string" calcext:value-type="string">
            <text:p>local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.703039" calcext:value-type="float">
            <text:p>2.703039</text:p>
          </table:table-cell>
          <table:table-cell table:style-name="ce17" office:value-type="date" office:date-value="2021-10-13T11:59:00" calcext:value-type="date">
            <text:p>13/10/21 11:59</text:p>
          </table:table-cell>
          <table:table-cell table:style-name="ce17"/>
          <table:table-cell table:number-columns-repeated="1014"/>
        </table:table-row>
        <table:table-row table:style-name="ro1">
          <table:table-cell table:style-name="ce12" office:value-type="float" office:value="240" calcext:value-type="float">
            <text:p>240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order_lvl_suborder_superfam_Accipitriformes <text:s/>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1018"/>
        </table:table-row>
        <table:table-row table:style-name="ro1">
          <table:table-cell table:style-name="ce12" office:value-type="float" office:value="156" calcext:value-type="float">
            <text:p>156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order_lvl_suborder_superfam_Anseriformes <text:s text:c="4"/>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1018"/>
        </table:table-row>
        <table:table-row table:style-name="ro1">
          <table:table-cell table:style-name="ce12" office:value-type="float" office:value="331" calcext:value-type="float">
            <text:p>331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order_lvl_suborder_superfam_Apodiformes <text:s text:c="5"/>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1018"/>
        </table:table-row>
        <table:table-row table:style-name="ro1">
          <table:table-cell table:style-name="ce12" office:value-type="float" office:value="66" calcext:value-type="float">
            <text:p>66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order_lvl_suborder_superfam_Bucerotiformes <text:s text:c="2"/>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1018"/>
        </table:table-row>
        <table:table-row table:style-name="ro1">
          <table:table-cell table:style-name="ce12" office:value-type="float" office:value="23" calcext:value-type="float">
            <text:p>23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order_lvl_suborder_superfam_Caprimulgiformes 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1018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order_lvl_suborder_superfam_Charadriiformes <text:s/></text:p>
          </table:table-cell>
          <table:table-cell office:value-type="string" calcext:value-type="string">
            <text:p>local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1.920523" calcext:value-type="float">
            <text:p>1.920523</text:p>
          </table:table-cell>
          <table:table-cell table:style-name="ce17" office:value-type="date" office:date-value="2021-10-13T11:59:00" calcext:value-type="date">
            <text:p>13/10/21 11:59</text:p>
          </table:table-cell>
          <table:table-cell table:style-name="ce17"/>
          <table:table-cell table:number-columns-repeated="1014"/>
        </table:table-row>
        <table:table-row table:style-name="ro1">
          <table:table-cell table:style-name="ce12" office:value-type="float" office:value="19" calcext:value-type="float">
            <text:p>19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order_lvl_suborder_superfam_Ciconiiformes <text:s text:c="3"/>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8"/>
          <table:table-cell table:style-name="ce12" office:value-type="string" calcext:value-type="string">
            <text:p>s</text:p>
          </table:table-cell>
          <table:table-cell table:style-name="ce12" table:number-columns-repeated="1009"/>
        </table:table-row>
        <table:table-row table:style-name="ro1">
          <table:table-cell table:style-name="ce12" office:value-type="float" office:value="266" calcext:value-type="float">
            <text:p>266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order_lvl_suborder_superfam_Columbiformes <text:s text:c="3"/>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1018"/>
        </table:table-row>
        <table:table-row table:style-name="ro1">
          <table:table-cell table:style-name="ce12" office:value-type="float" office:value="149" calcext:value-type="float">
            <text:p>149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order_lvl_suborder_superfam_Coraciiformes <text:s text:c="3"/>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1018"/>
        </table:table-row>
        <table:table-row table:style-name="ro1">
          <table:table-cell table:style-name="ce12" office:value-type="float" office:value="134" calcext:value-type="float">
            <text:p>134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order_lvl_suborder_superfam_Cuculiformes <text:s text:c="4"/>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1018"/>
        </table:table-row>
        <table:table-row table:style-name="ro1">
          <table:table-cell table:style-name="ce12" office:value-type="float" office:value="63" calcext:value-type="float">
            <text:p>63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order_lvl_suborder_superfam_Falconiformes <text:s text:c="3"/>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1018"/>
        </table:table-row>
        <table:table-row table:style-name="ro1">
          <table:table-cell table:style-name="ce12" office:value-type="float" office:value="265" calcext:value-type="float">
            <text:p>265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order_lvl_suborder_superfam_Galliformes <text:s text:c="5"/>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1018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order_lvl_suborder_superfam_Gruiformes <text:s text:c="6"/></text:p>
          </table:table-cell>
          <table:table-cell office:value-type="string" calcext:value-type="string">
            <text:p>local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0.5" calcext:value-type="float">
            <text:p>0.5</text:p>
          </table:table-cell>
          <table:table-cell table:style-name="ce17" office:value-type="date" office:date-value="2021-10-13T11:59:00" calcext:value-type="date">
            <text:p>13/10/21 11:59</text:p>
          </table:table-cell>
          <table:table-cell table:style-name="ce17"/>
          <table:table-cell table:number-columns-repeated="1014"/>
        </table:table-row>
        <table:table-row table:style-name="ro1">
          <table:table-cell table:style-name="ce12" office:value-type="float" office:value="22" calcext:value-type="float">
            <text:p>22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order_lvl_suborder_superfam_Musophagiformes <text:s/>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1018"/>
        </table:table-row>
        <table:table-row table:style-name="ro1">
          <table:table-cell table:style-name="ce12" office:value-type="float" office:value="25" calcext:value-type="float">
            <text:p>25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order_lvl_suborder_superfam_Otidiformes <text:s text:c="5"/>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101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order_lvl_suborder_superfam_Passeriformes <text:s text:c="3"/></text:p>
          </table:table-cell>
          <table:table-cell office:value-type="string" calcext:value-type="string">
            <text:p>local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59.92457" calcext:value-type="float">
            <text:p>59.92457</text:p>
          </table:table-cell>
          <table:table-cell table:style-name="ce17" office:value-type="date" office:date-value="2021-10-13T11:59:00" calcext:value-type="date">
            <text:p>13/10/21 11:59</text:p>
          </table:table-cell>
          <table:table-cell table:number-columns-repeated="1015"/>
        </table:table-row>
        <table:table-row table:style-name="ro1">
          <table:table-cell table:style-name="ce12" office:value-type="float" office:value="103" calcext:value-type="float">
            <text:p>103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order_lvl_suborder_superfam_Pelecaniformes <text:s text:c="2"/>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1018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order_lvl_suborder_superfam_Piciformes <text:s text:c="6"/></text:p>
          </table:table-cell>
          <table:table-cell office:value-type="string" calcext:value-type="string">
            <text:p>local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1.756259" calcext:value-type="float">
            <text:p>1.756259</text:p>
          </table:table-cell>
          <table:table-cell table:style-name="ce17" office:value-type="date" office:date-value="2021-10-13T11:59:00" calcext:value-type="date">
            <text:p>13/10/21 11:59</text:p>
          </table:table-cell>
          <table:table-cell table:style-name="ce17"/>
          <table:table-cell table:number-columns-repeated="1014"/>
        </table:table-row>
        <table:table-row table:style-name="ro1">
          <table:table-cell table:style-name="ce12" office:value-type="float" office:value="18" calcext:value-type="float">
            <text:p>18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order_lvl_suborder_superfam_Podicipediformes 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1018"/>
        </table:table-row>
        <table:table-row table:style-name="ro1">
          <table:table-cell table:style-name="ce12" office:value-type="float" office:value="112" calcext:value-type="float">
            <text:p>112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order_lvl_suborder_superfam_Procellariiformes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1018"/>
        </table:table-row>
        <table:table-row table:style-name="ro1">
          <table:table-cell table:style-name="ce12" office:value-type="float" office:value="341" calcext:value-type="float">
            <text:p>341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order_lvl_suborder_superfam_Psittaciformes <text:s text:c="2"/>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1018"/>
        </table:table-row>
        <table:table-row table:style-name="ro1">
          <table:table-cell table:style-name="ce12" office:value-type="float" office:value="16" calcext:value-type="float">
            <text:p>16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order_lvl_suborder_superfam_Pterocliformes <text:s text:c="2"/>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1018"/>
        </table:table-row>
        <table:table-row table:style-name="ro1">
          <table:table-cell table:style-name="ce12" office:value-type="float" office:value="17" calcext:value-type="float">
            <text:p>17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order_lvl_suborder_superfam_Sphenisciformes <text:s/>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1018"/>
        </table:table-row>
        <table:table-row table:style-name="ro1">
          <table:table-cell table:style-name="ce12" office:value-type="float" office:value="76" calcext:value-type="float">
            <text:p>76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order_lvl_suborder_superfam_Strigiformes <text:s text:c="4"/>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1018"/>
        </table:table-row>
        <table:table-row table:style-name="ro1">
          <table:table-cell table:style-name="ce12" office:value-type="float" office:value="52" calcext:value-type="float">
            <text:p>52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order_lvl_suborder_superfam_Suliformes <text:s text:c="6"/>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1018"/>
        </table:table-row>
        <table:table-row table:style-name="ro1">
          <table:table-cell table:style-name="ce12" office:value-type="float" office:value="41" calcext:value-type="float">
            <text:p>41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order_lvl_suborder_superfam_Tinamiformes <text:s text:c="4"/>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1018"/>
        </table:table-row>
        <table:table-row table:style-name="ro1">
          <table:table-cell table:style-name="ce12" office:value-type="float" office:value="41" calcext:value-type="float">
            <text:p>41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order_lvl_suborder_superfam_Trogoniformes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1018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Ardei <text:s text:c="6"/></text:p>
          </table:table-cell>
          <table:table-cell office:value-type="string" calcext:value-type="string">
            <text:p>local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0.5" calcext:value-type="float">
            <text:p>0.5</text:p>
          </table:table-cell>
          <table:table-cell table:style-name="ce17" office:value-type="date" office:date-value="2021-10-13T11:59:00" calcext:value-type="date">
            <text:p>13/10/21 11:59</text:p>
          </table:table-cell>
          <table:table-cell table:style-name="ce17"/>
          <table:table-cell table:number-columns-repeated="1014"/>
        </table:table-row>
        <table:table-row table:style-name="ro1">
          <table:table-cell table:style-name="ce12" office:value-type="float" office:value="57" calcext:value-type="float">
            <text:p>57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suborder_lvl_superfam_fam_Buceroti <text:s text:c="3"/>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1018"/>
        </table:table-row>
        <table:table-row table:style-name="ro1">
          <table:table-cell table:style-name="ce12" office:value-type="float" office:value="98" calcext:value-type="float">
            <text:p>98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suborder_lvl_superfam_fam_Charadrii <text:s text:c="2"/>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1018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Galbuli <text:s text:c="4"/></text:p>
          </table:table-cell>
          <table:table-cell office:value-type="string" calcext:value-type="string">
            <text:p>local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0.2" calcext:value-type="float">
            <text:p>0.2</text:p>
          </table:table-cell>
          <table:table-cell table:style-name="ce17" office:value-type="date" office:date-value="2021-10-13T11:59:00" calcext:value-type="date">
            <text:p>13/10/21 11:59</text:p>
          </table:table-cell>
          <table:table-cell table:style-name="ce17"/>
          <table:table-cell table:number-columns-repeated="1014"/>
        </table:table-row>
        <table:table-row table:style-name="ro1">
          <table:table-cell table:style-name="ce12" office:value-type="float" office:value="19" calcext:value-type="float">
            <text:p>19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suborder_lvl_superfam_fam_Grui <text:s text:c="7"/>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1018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Lari <text:s text:c="7"/></text:p>
          </table:table-cell>
          <table:table-cell office:value-type="string" calcext:value-type="string">
            <text:p>local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1" calcext:value-type="float">
            <text:p>1</text:p>
          </table:table-cell>
          <table:table-cell table:style-name="ce17" office:value-type="date" office:date-value="2021-10-13T11:59:00" calcext:value-type="date">
            <text:p>13/10/21 11:59</text:p>
          </table:table-cell>
          <table:table-cell table:style-name="ce17"/>
          <table:table-cell table:number-columns-repeated="1014"/>
        </table:table-row>
        <table:table-row table:style-name="ro1">
          <table:table-cell office:value-type="float" office:value="4249" calcext:value-type="float">
            <text:p>4249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Passeri <text:s text:c="4"/></text:p>
          </table:table-cell>
          <table:table-cell office:value-type="string" calcext:value-type="string">
            <text:p>local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108.4344" calcext:value-type="float">
            <text:p>108.4344</text:p>
          </table:table-cell>
          <table:table-cell table:style-name="ce17" office:value-type="date" office:date-value="2021-10-13T11:59:00" calcext:value-type="date">
            <text:p>13/10/21 11:59</text:p>
          </table:table-cell>
          <table:table-cell table:number-columns-repeated="1015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Phasianoidea</text:p>
          </table:table-cell>
          <table:table-cell office:value-type="string" calcext:value-type="string">
            <text:p>local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1" calcext:value-type="float">
            <text:p>1</text:p>
          </table:table-cell>
          <table:table-cell table:style-name="ce17" office:value-type="date" office:date-value="2021-10-13T11:59:00" calcext:value-type="date">
            <text:p>13/10/21 11:59</text:p>
          </table:table-cell>
          <table:table-cell table:style-name="ce17"/>
          <table:table-cell table:number-columns-repeated="1014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Pici <text:s text:c="7"/></text:p>
          </table:table-cell>
          <table:table-cell office:value-type="string" calcext:value-type="string">
            <text:p>local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1.65647" calcext:value-type="float">
            <text:p>1.65647</text:p>
          </table:table-cell>
          <table:table-cell table:style-name="ce17" office:value-type="date" office:date-value="2021-10-13T11:59:00" calcext:value-type="date">
            <text:p>13/10/21 11:59</text:p>
          </table:table-cell>
          <table:table-cell table:style-name="ce17"/>
          <table:table-cell table:number-columns-repeated="1014"/>
        </table:table-row>
        <table:table-row table:style-name="ro1">
          <table:table-cell table:style-name="ce12" office:value-type="float" office:value="119" calcext:value-type="float">
            <text:p>119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suborder_lvl_superfam_fam_Ralli <text:s text:c="6"/>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1018"/>
        </table:table-row>
        <table:table-row table:style-name="ro1">
          <table:table-cell table:style-name="ce12" office:value-type="float" office:value="102" calcext:value-type="float">
            <text:p>102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suborder_lvl_superfam_fam_Scolopaci <text:s text:c="2"/>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1018"/>
        </table:table-row>
        <table:table-row table:style-name="ro1">
          <table:table-cell office:value-type="float" office:value="978" calcext:value-type="float">
            <text:p>97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Tyranni</text:p>
          </table:table-cell>
          <table:table-cell office:value-type="string" calcext:value-type="string">
            <text:p>local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10.32763" calcext:value-type="float">
            <text:p>10.32763</text:p>
          </table:table-cell>
          <table:table-cell table:style-name="ce17" office:value-type="date" office:date-value="2021-10-13T11:59:00" calcext:value-type="date">
            <text:p>13/10/21 11:59</text:p>
          </table:table-cell>
          <table:table-cell table:style-name="ce17"/>
          <table:table-cell table:number-columns-repeated="1014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fam_lvl_fam_Certhioidea</text:p>
          </table:table-cell>
          <table:table-cell office:value-type="string" calcext:value-type="string">
            <text:p>local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0.5" calcext:value-type="float">
            <text:p>0.5</text:p>
          </table:table-cell>
          <table:table-cell table:style-name="ce17" office:value-type="date" office:date-value="2021-10-13T11:59:00" calcext:value-type="date">
            <text:p>13/10/21 11:59</text:p>
          </table:table-cell>
          <table:table-cell table:style-name="ce17"/>
          <table:table-cell table:number-columns-repeated="1014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fam_lvl_fam_Corvoidea</text:p>
          </table:table-cell>
          <table:table-cell office:value-type="string" calcext:value-type="string">
            <text:p>local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7.513349" calcext:value-type="float">
            <text:p>7.513349</text:p>
          </table:table-cell>
          <table:table-cell table:style-name="ce17" office:value-type="date" office:date-value="2021-10-13T11:59:00" calcext:value-type="date">
            <text:p>13/10/21 11:59</text:p>
          </table:table-cell>
          <table:table-cell table:style-name="ce17"/>
          <table:table-cell table:number-columns-repeated="1014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fam_lvl_fam_Meliphagoidea</text:p>
          </table:table-cell>
          <table:table-cell office:value-type="string" calcext:value-type="string">
            <text:p>local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1.24356" calcext:value-type="float">
            <text:p>1.24356</text:p>
          </table:table-cell>
          <table:table-cell table:style-name="ce17" office:value-type="date" office:date-value="2021-10-13T11:59:00" calcext:value-type="date">
            <text:p>13/10/21 11:59</text:p>
          </table:table-cell>
          <table:table-cell table:style-name="ce17"/>
          <table:table-cell table:number-columns-repeated="1014"/>
        </table:table-row>
        <table:table-row table:style-name="ro1">
          <table:table-cell table:style-name="ce12" office:value-type="float" office:value="27" calcext:value-type="float">
            <text:p>27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superfam_lvl_fam_Menuroidea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1018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01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50.88889" calcext:value-type="float">
            <text:p>50.88889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02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39.99389" calcext:value-type="float">
            <text:p>39.99389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03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57.25667" calcext:value-type="float">
            <text:p>57.25667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04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52.92556" calcext:value-type="float">
            <text:p>52.92556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05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47.18944" calcext:value-type="float">
            <text:p>47.18944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06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49.62278" calcext:value-type="float">
            <text:p>49.62278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07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39.8975" calcext:value-type="float">
            <text:p>39.8975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08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54.17833" calcext:value-type="float">
            <text:p>54.17833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09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62.19722" calcext:value-type="float">
            <text:p>62.19722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10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55.69444" calcext:value-type="float">
            <text:p>55.69444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11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53.1175" calcext:value-type="float">
            <text:p>53.1175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12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53.83056" calcext:value-type="float">
            <text:p>53.83056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13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51.9325" calcext:value-type="float">
            <text:p>51.9325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14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45.25278" calcext:value-type="float">
            <text:p>45.25278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15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41" calcext:value-type="float">
            <text:p>41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16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44.53639" calcext:value-type="float">
            <text:p>44.53639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17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41.30389" calcext:value-type="float">
            <text:p>41.30389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18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41.93361" calcext:value-type="float">
            <text:p>41.93361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19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49.05028" calcext:value-type="float">
            <text:p>49.05028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20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41.75528" calcext:value-type="float">
            <text:p>41.75528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21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47.15694" calcext:value-type="float">
            <text:p>47.15694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22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41.69" calcext:value-type="float">
            <text:p>41.69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23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41.77806" calcext:value-type="float">
            <text:p>41.77806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24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48.5525" calcext:value-type="float">
            <text:p>48.5525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25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52.06056" calcext:value-type="float">
            <text:p>52.06056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26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44.83694" calcext:value-type="float">
            <text:p>44.83694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27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41.69611" calcext:value-type="float">
            <text:p>41.69611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28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41.05944" calcext:value-type="float">
            <text:p>41.05944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29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41.46444" calcext:value-type="float">
            <text:p>41.46444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30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41.63972" calcext:value-type="float">
            <text:p>41.63972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31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46.4725" calcext:value-type="float">
            <text:p>46.4725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32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41.19111" calcext:value-type="float">
            <text:p>41.19111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33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37.81167" calcext:value-type="float">
            <text:p>37.81167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34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41.73944" calcext:value-type="float">
            <text:p>41.73944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35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41.72083" calcext:value-type="float">
            <text:p>41.72083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36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41.34333" calcext:value-type="float">
            <text:p>41.34333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37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41.72333" calcext:value-type="float">
            <text:p>41.72333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3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6" office:value-type="float" office:value="37.70417" calcext:value-type="float">
            <text:p>37.70417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39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41.66583" calcext:value-type="float">
            <text:p>41.66583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4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6" office:value-type="float" office:value="37.81167" calcext:value-type="float">
            <text:p>37.81167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4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6" office:value-type="float" office:value="37.72806" calcext:value-type="float">
            <text:p>37.72806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4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6" office:value-type="float" office:value="37.66361" calcext:value-type="float">
            <text:p>37.66361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4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6" office:value-type="float" office:value="37.77306" calcext:value-type="float">
            <text:p>37.77306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4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6" office:value-type="float" office:value="37.82556" calcext:value-type="float">
            <text:p>37.82556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4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0444" calcext:value-type="float">
            <text:p>37.70444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4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5806" calcext:value-type="float">
            <text:p>37.65806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4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6" office:value-type="float" office:value="37.70389" calcext:value-type="float">
            <text:p>37.70389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4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6" office:value-type="float" office:value="37.80417" calcext:value-type="float">
            <text:p>37.80417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4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6" office:value-type="float" office:value="37.6675" calcext:value-type="float">
            <text:p>37.6675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5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6" office:value-type="float" office:value="37.79556" calcext:value-type="float">
            <text:p>37.79556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5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6" office:value-type="float" office:value="55.22083" calcext:value-type="float">
            <text:p>55.22083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5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2.75444" calcext:value-type="float">
            <text:p>52.75444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5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525" calcext:value-type="float">
            <text:p>37.6525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5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0444" calcext:value-type="float">
            <text:p>37.70444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5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6972" calcext:value-type="float">
            <text:p>37.76972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5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9528" calcext:value-type="float">
            <text:p>37.79528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5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6778" calcext:value-type="float">
            <text:p>37.76778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5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4444" calcext:value-type="float">
            <text:p>37.74444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5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1389" calcext:value-type="float">
            <text:p>37.71389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6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35944" calcext:value-type="float">
            <text:p>48.35944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6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65778" calcext:value-type="float">
            <text:p>49.65778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6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63667" calcext:value-type="float">
            <text:p>47.63667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6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3.20417" calcext:value-type="float">
            <text:p>43.20417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6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79361" calcext:value-type="float">
            <text:p>49.79361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6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69583" calcext:value-type="float">
            <text:p>50.69583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6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30472" calcext:value-type="float">
            <text:p>41.30472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6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41333" calcext:value-type="float">
            <text:p>41.41333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6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82944" calcext:value-type="float">
            <text:p>41.82944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6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73667" calcext:value-type="float">
            <text:p>41.73667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7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8.09972" calcext:value-type="float">
            <text:p>58.09972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7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2.85583" calcext:value-type="float">
            <text:p>52.85583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7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34889" calcext:value-type="float">
            <text:p>41.34889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7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66194" calcext:value-type="float">
            <text:p>41.66194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7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45944" calcext:value-type="float">
            <text:p>41.45944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7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95139" calcext:value-type="float">
            <text:p>51.95139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7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0.03056" calcext:value-type="float">
            <text:p>40.03056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7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8.7175" calcext:value-type="float">
            <text:p>58.7175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7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2.77722" calcext:value-type="float">
            <text:p>52.77722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7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29361" calcext:value-type="float">
            <text:p>47.29361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8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37611" calcext:value-type="float">
            <text:p>50.37611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8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5775" calcext:value-type="float">
            <text:p>50.5775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8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32139" calcext:value-type="float">
            <text:p>41.32139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8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67722" calcext:value-type="float">
            <text:p>41.67722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8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94528" calcext:value-type="float">
            <text:p>41.94528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8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52222" calcext:value-type="float">
            <text:p>51.52222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8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3.77944" calcext:value-type="float">
            <text:p>53.77944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8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3.77694" calcext:value-type="float">
            <text:p>53.77694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8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2.58167" calcext:value-type="float">
            <text:p>52.58167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8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75306" calcext:value-type="float">
            <text:p>51.75306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9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5.67028" calcext:value-type="float">
            <text:p>45.67028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9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6.37944" calcext:value-type="float">
            <text:p>46.37944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9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06889" calcext:value-type="float">
            <text:p>48.06889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9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5111" calcext:value-type="float">
            <text:p>37.75111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9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6.595" calcext:value-type="float">
            <text:p>46.595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9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32139" calcext:value-type="float">
            <text:p>41.32139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9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5806" calcext:value-type="float">
            <text:p>37.75806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9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" calcext:value-type="float">
            <text:p>37.7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9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6.98972" calcext:value-type="float">
            <text:p>56.98972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9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4889" calcext:value-type="float">
            <text:p>37.74889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0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06889" calcext:value-type="float">
            <text:p>48.06889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9" calcext:value-type="float">
            <text:p>8749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0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94417" calcext:value-type="float">
            <text:p>49.94417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50" calcext:value-type="float">
            <text:p>8750</text:p>
          </table:table-cell>
          <table:table-cell office:value-type="float" office:value="8" calcext:value-type="float">
            <text:p>8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0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5375" calcext:value-type="float">
            <text:p>47.5375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51" calcext:value-type="float">
            <text:p>8751</text:p>
          </table:table-cell>
          <table:table-cell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0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54972" calcext:value-type="float">
            <text:p>51.54972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52" calcext:value-type="float">
            <text:p>8752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0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35167" calcext:value-type="float">
            <text:p>50.35167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53" calcext:value-type="float">
            <text:p>8753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0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4.73" calcext:value-type="float">
            <text:p>54.73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54" calcext:value-type="float">
            <text:p>8754</text:p>
          </table:table-cell>
          <table:table-cell office:value-type="float" office:value="8" calcext:value-type="float">
            <text:p>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0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53278" calcext:value-type="float">
            <text:p>47.53278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55" calcext:value-type="float">
            <text:p>8755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0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32139" calcext:value-type="float">
            <text:p>41.32139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56" calcext:value-type="float">
            <text:p>8756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0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31722" calcext:value-type="float">
            <text:p>48.31722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57" calcext:value-type="float">
            <text:p>8757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0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03778" calcext:value-type="float">
            <text:p>50.03778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58" calcext:value-type="float">
            <text:p>8758</text:p>
          </table:table-cell>
          <table:table-cell office:value-type="float" office:value="8" calcext:value-type="float">
            <text:p>8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1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02361" calcext:value-type="float">
            <text:p>50.02361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59" calcext:value-type="float">
            <text:p>8759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1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07694" calcext:value-type="float">
            <text:p>50.07694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60" calcext:value-type="float">
            <text:p>8760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1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69861" calcext:value-type="float">
            <text:p>49.69861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61" calcext:value-type="float">
            <text:p>8761</text:p>
          </table:table-cell>
          <table:table-cell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1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57472" calcext:value-type="float">
            <text:p>49.57472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62" calcext:value-type="float">
            <text:p>8762</text:p>
          </table:table-cell>
          <table:table-cell office:value-type="float" office:value="8" calcext:value-type="float">
            <text:p>8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1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61167" calcext:value-type="float">
            <text:p>49.61167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63" calcext:value-type="float">
            <text:p>8763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1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66833" calcext:value-type="float">
            <text:p>49.66833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64" calcext:value-type="float">
            <text:p>8764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1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61806" calcext:value-type="float">
            <text:p>49.61806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65" calcext:value-type="float">
            <text:p>8765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1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3.66306" calcext:value-type="float">
            <text:p>43.66306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66" calcext:value-type="float">
            <text:p>8766</text:p>
          </table:table-cell>
          <table:table-cell office:value-type="float" office:value="8" calcext:value-type="float">
            <text:p>8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1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815" calcext:value-type="float">
            <text:p>49.815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67" calcext:value-type="float">
            <text:p>8767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1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65528" calcext:value-type="float">
            <text:p>47.65528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68" calcext:value-type="float">
            <text:p>8768</text:p>
          </table:table-cell>
          <table:table-cell office:value-type="float" office:value="8" calcext:value-type="float">
            <text:p>8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2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7361" calcext:value-type="float">
            <text:p>37.67361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69" calcext:value-type="float">
            <text:p>8769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2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6" calcext:value-type="float">
            <text:p>37.76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70" calcext:value-type="float">
            <text:p>8770</text:p>
          </table:table-cell>
          <table:table-cell office:value-type="float" office:value="8" calcext:value-type="float">
            <text:p>8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2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065" calcext:value-type="float">
            <text:p>50.065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71" calcext:value-type="float">
            <text:p>8771</text:p>
          </table:table-cell>
          <table:table-cell office:value-type="float" office:value="8" calcext:value-type="float">
            <text:p>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2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2917" calcext:value-type="float">
            <text:p>37.72917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72" calcext:value-type="float">
            <text:p>8772</text:p>
          </table:table-cell>
          <table:table-cell office:value-type="float" office:value="8" calcext:value-type="float">
            <text:p>8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2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8.25111" calcext:value-type="float">
            <text:p>38.25111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73" calcext:value-type="float">
            <text:p>8773</text:p>
          </table:table-cell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2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1944" calcext:value-type="float">
            <text:p>37.71944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74" calcext:value-type="float">
            <text:p>8774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2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7722" calcext:value-type="float">
            <text:p>37.67722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75" calcext:value-type="float">
            <text:p>8775</text:p>
          </table:table-cell>
          <table:table-cell office:value-type="float" office:value="8" calcext:value-type="float">
            <text:p>8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2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34889" calcext:value-type="float">
            <text:p>48.34889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76" calcext:value-type="float">
            <text:p>8776</text:p>
          </table:table-cell>
          <table:table-cell office:value-type="float" office:value="8" calcext:value-type="float">
            <text:p>8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2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35444" calcext:value-type="float">
            <text:p>48.35444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77" calcext:value-type="float">
            <text:p>8777</text:p>
          </table:table-cell>
          <table:table-cell office:value-type="float" office:value="8" calcext:value-type="float">
            <text:p>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2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33056" calcext:value-type="float">
            <text:p>48.33056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78" calcext:value-type="float">
            <text:p>8778</text:p>
          </table:table-cell>
          <table:table-cell office:value-type="float" office:value="8" calcext:value-type="float">
            <text:p>8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3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04083" calcext:value-type="float">
            <text:p>50.04083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79" calcext:value-type="float">
            <text:p>8779</text:p>
          </table:table-cell>
          <table:table-cell office:value-type="float" office:value="8" calcext:value-type="float">
            <text:p>8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3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25139" calcext:value-type="float">
            <text:p>39.25139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80" calcext:value-type="float">
            <text:p>8780</text:p>
          </table:table-cell>
          <table:table-cell office:value-type="float" office:value="8" calcext:value-type="float">
            <text:p>8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3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23556" calcext:value-type="float">
            <text:p>39.23556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81" calcext:value-type="float">
            <text:p>8781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3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38667" calcext:value-type="float">
            <text:p>48.38667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82" calcext:value-type="float">
            <text:p>8782</text:p>
          </table:table-cell>
          <table:table-cell office:value-type="float" office:value="8" calcext:value-type="float">
            <text:p>8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3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3.24806" calcext:value-type="float">
            <text:p>43.24806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83" calcext:value-type="float">
            <text:p>8783</text:p>
          </table:table-cell>
          <table:table-cell office:value-type="float" office:value="8" calcext:value-type="float">
            <text:p>8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3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4.95472" calcext:value-type="float">
            <text:p>44.95472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84" calcext:value-type="float">
            <text:p>8784</text:p>
          </table:table-cell>
          <table:table-cell office:value-type="float" office:value="8" calcext:value-type="float">
            <text:p>8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3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27972" calcext:value-type="float">
            <text:p>50.27972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85" calcext:value-type="float">
            <text:p>8785</text:p>
          </table:table-cell>
          <table:table-cell office:value-type="float" office:value="8" calcext:value-type="float">
            <text:p>8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3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55111" calcext:value-type="float">
            <text:p>48.55111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86" calcext:value-type="float">
            <text:p>8786</text:p>
          </table:table-cell>
          <table:table-cell office:value-type="float" office:value="8" calcext:value-type="float">
            <text:p>8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3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39972" calcext:value-type="float">
            <text:p>50.39972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87" calcext:value-type="float">
            <text:p>8787</text:p>
          </table:table-cell>
          <table:table-cell office:value-type="float" office:value="8" calcext:value-type="float">
            <text:p>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3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44056" calcext:value-type="float">
            <text:p>48.44056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88" calcext:value-type="float">
            <text:p>8788</text:p>
          </table:table-cell>
          <table:table-cell office:value-type="float" office:value="8" calcext:value-type="float">
            <text:p>8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4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40472" calcext:value-type="float">
            <text:p>48.40472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89" calcext:value-type="float">
            <text:p>8789</text:p>
          </table:table-cell>
          <table:table-cell office:value-type="float" office:value="8" calcext:value-type="float">
            <text:p>8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4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31472" calcext:value-type="float">
            <text:p>48.31472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90" calcext:value-type="float">
            <text:p>8790</text:p>
          </table:table-cell>
          <table:table-cell office:value-type="float" office:value="8" calcext:value-type="float">
            <text:p>8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4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34889" calcext:value-type="float">
            <text:p>48.34889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91" calcext:value-type="float">
            <text:p>8791</text:p>
          </table:table-cell>
          <table:table-cell office:value-type="float" office:value="8" calcext:value-type="float">
            <text:p>8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4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42" calcext:value-type="float">
            <text:p>48.42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92" calcext:value-type="float">
            <text:p>8792</text:p>
          </table:table-cell>
          <table:table-cell office:value-type="float" office:value="8" calcext:value-type="float">
            <text:p>8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4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5.41528" calcext:value-type="float">
            <text:p>45.41528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93" calcext:value-type="float">
            <text:p>8793</text:p>
          </table:table-cell>
          <table:table-cell office:value-type="float" office:value="8" calcext:value-type="float">
            <text:p>8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4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76472" calcext:value-type="float">
            <text:p>50.76472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94" calcext:value-type="float">
            <text:p>8794</text:p>
          </table:table-cell>
          <table:table-cell office:value-type="float" office:value="8" calcext:value-type="float">
            <text:p>8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4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95472" calcext:value-type="float">
            <text:p>49.95472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95" calcext:value-type="float">
            <text:p>8795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4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47222" calcext:value-type="float">
            <text:p>50.47222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96" calcext:value-type="float">
            <text:p>8796</text:p>
          </table:table-cell>
          <table:table-cell office:value-type="float" office:value="8" calcext:value-type="float">
            <text:p>8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4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62611" calcext:value-type="float">
            <text:p>47.62611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97" calcext:value-type="float">
            <text:p>8797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4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12861" calcext:value-type="float">
            <text:p>41.12861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98" calcext:value-type="float">
            <text:p>8798</text:p>
          </table:table-cell>
          <table:table-cell office:value-type="float" office:value="8" calcext:value-type="float">
            <text:p>8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5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72028" calcext:value-type="float">
            <text:p>41.72028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99" calcext:value-type="float">
            <text:p>8799</text:p>
          </table:table-cell>
          <table:table-cell office:value-type="float" office:value="8" calcext:value-type="float">
            <text:p>8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5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0.88111" calcext:value-type="float">
            <text:p>40.88111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00" calcext:value-type="float">
            <text:p>8800</text:p>
          </table:table-cell>
          <table:table-cell office:value-type="float" office:value="8" calcext:value-type="float">
            <text:p>8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5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71083" calcext:value-type="float">
            <text:p>41.71083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01" calcext:value-type="float">
            <text:p>8801</text:p>
          </table:table-cell>
          <table:table-cell office:value-type="float" office:value="8" calcext:value-type="float">
            <text:p>8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5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0.88167" calcext:value-type="float">
            <text:p>40.88167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02" calcext:value-type="float">
            <text:p>8802</text:p>
          </table:table-cell>
          <table:table-cell office:value-type="float" office:value="8" calcext:value-type="float">
            <text:p>8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5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9083" calcext:value-type="float">
            <text:p>37.69083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03" calcext:value-type="float">
            <text:p>8803</text:p>
          </table:table-cell>
          <table:table-cell office:value-type="float" office:value="8" calcext:value-type="float">
            <text:p>8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5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8.25806" calcext:value-type="float">
            <text:p>38.25806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04" calcext:value-type="float">
            <text:p>8804</text:p>
          </table:table-cell>
          <table:table-cell office:value-type="float" office:value="8" calcext:value-type="float">
            <text:p>8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5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3.84889" calcext:value-type="float">
            <text:p>43.84889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05" calcext:value-type="float">
            <text:p>8805</text:p>
          </table:table-cell>
          <table:table-cell office:value-type="float" office:value="8" calcext:value-type="float">
            <text:p>8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5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5.35444" calcext:value-type="float">
            <text:p>45.35444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06" calcext:value-type="float">
            <text:p>8806</text:p>
          </table:table-cell>
          <table:table-cell office:value-type="float" office:value="8" calcext:value-type="float">
            <text:p>8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5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0611" calcext:value-type="float">
            <text:p>37.70611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07" calcext:value-type="float">
            <text:p>8807</text:p>
          </table:table-cell>
          <table:table-cell office:value-type="float" office:value="8" calcext:value-type="float">
            <text:p>8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5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2583" calcext:value-type="float">
            <text:p>37.62583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08" calcext:value-type="float">
            <text:p>8808</text:p>
          </table:table-cell>
          <table:table-cell office:value-type="float" office:value="8" calcext:value-type="float">
            <text:p>8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6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2417" calcext:value-type="float">
            <text:p>37.72417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09" calcext:value-type="float">
            <text:p>8809</text:p>
          </table:table-cell>
          <table:table-cell office:value-type="float" office:value="8" calcext:value-type="float">
            <text:p>8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6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9194" calcext:value-type="float">
            <text:p>37.69194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10" calcext:value-type="float">
            <text:p>8810</text:p>
          </table:table-cell>
          <table:table-cell office:value-type="float" office:value="8" calcext:value-type="float">
            <text:p>8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6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8722" calcext:value-type="float">
            <text:p>37.68722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6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8.23861" calcext:value-type="float">
            <text:p>38.23861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12" calcext:value-type="float">
            <text:p>8812</text:p>
          </table:table-cell>
          <table:table-cell office:value-type="float" office:value="8" calcext:value-type="float">
            <text:p>8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6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7667" calcext:value-type="float">
            <text:p>37.67667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13" calcext:value-type="float">
            <text:p>8813</text:p>
          </table:table-cell>
          <table:table-cell office:value-type="float" office:value="8" calcext:value-type="float">
            <text:p>8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6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2722" calcext:value-type="float">
            <text:p>37.62722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14" calcext:value-type="float">
            <text:p>8814</text:p>
          </table:table-cell>
          <table:table-cell office:value-type="float" office:value="8" calcext:value-type="float">
            <text:p>8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6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7889" calcext:value-type="float">
            <text:p>37.67889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15" calcext:value-type="float">
            <text:p>8815</text:p>
          </table:table-cell>
          <table:table-cell office:value-type="float" office:value="8" calcext:value-type="float">
            <text:p>8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6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9194" calcext:value-type="float">
            <text:p>37.69194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16" calcext:value-type="float">
            <text:p>8816</text:p>
          </table:table-cell>
          <table:table-cell office:value-type="float" office:value="8" calcext:value-type="float">
            <text:p>8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6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54389" calcext:value-type="float">
            <text:p>41.54389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17" calcext:value-type="float">
            <text:p>8817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6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5222" calcext:value-type="float">
            <text:p>37.75222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18" calcext:value-type="float">
            <text:p>8818</text:p>
          </table:table-cell>
          <table:table-cell office:value-type="float" office:value="8" calcext:value-type="float">
            <text:p>8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7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1972" calcext:value-type="float">
            <text:p>37.71972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19" calcext:value-type="float">
            <text:p>8819</text:p>
          </table:table-cell>
          <table:table-cell office:value-type="float" office:value="8" calcext:value-type="float">
            <text:p>8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7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96167" calcext:value-type="float">
            <text:p>39.96167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20" calcext:value-type="float">
            <text:p>8820</text:p>
          </table:table-cell>
          <table:table-cell office:value-type="float" office:value="8" calcext:value-type="float">
            <text:p>8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7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5.91083" calcext:value-type="float">
            <text:p>45.91083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8" calcext:value-type="float">
            <text:p>8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7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62667" calcext:value-type="float">
            <text:p>51.62667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22" calcext:value-type="float">
            <text:p>8822</text:p>
          </table:table-cell>
          <table:table-cell office:value-type="float" office:value="8" calcext:value-type="float">
            <text:p>8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7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75028" calcext:value-type="float">
            <text:p>51.75028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23" calcext:value-type="float">
            <text:p>8823</text:p>
          </table:table-cell>
          <table:table-cell office:value-type="float" office:value="8" calcext:value-type="float">
            <text:p>8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7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1556" calcext:value-type="float">
            <text:p>37.71556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24" calcext:value-type="float">
            <text:p>8824</text:p>
          </table:table-cell>
          <table:table-cell office:value-type="float" office:value="8" calcext:value-type="float">
            <text:p>8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7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35333" calcext:value-type="float">
            <text:p>49.35333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25" calcext:value-type="float">
            <text:p>8825</text:p>
          </table:table-cell>
          <table:table-cell office:value-type="float" office:value="8" calcext:value-type="float">
            <text:p>8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7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45056" calcext:value-type="float">
            <text:p>48.45056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26" calcext:value-type="float">
            <text:p>8826</text:p>
          </table:table-cell>
          <table:table-cell office:value-type="float" office:value="8" calcext:value-type="float">
            <text:p>8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7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0.26528" calcext:value-type="float">
            <text:p>40.26528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27" calcext:value-type="float">
            <text:p>8827</text:p>
          </table:table-cell>
          <table:table-cell office:value-type="float" office:value="8" calcext:value-type="float">
            <text:p>8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7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09389" calcext:value-type="float">
            <text:p>37.09389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28" calcext:value-type="float">
            <text:p>8828</text:p>
          </table:table-cell>
          <table:table-cell office:value-type="float" office:value="8" calcext:value-type="float">
            <text:p>8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8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4.48639" calcext:value-type="float">
            <text:p>54.48639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29" calcext:value-type="float">
            <text:p>8829</text:p>
          </table:table-cell>
          <table:table-cell office:value-type="float" office:value="8" calcext:value-type="float">
            <text:p>8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8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9667" calcext:value-type="float">
            <text:p>37.69667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30" calcext:value-type="float">
            <text:p>8830</text:p>
          </table:table-cell>
          <table:table-cell office:value-type="float" office:value="8" calcext:value-type="float">
            <text:p>8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8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66444" calcext:value-type="float">
            <text:p>39.66444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31" calcext:value-type="float">
            <text:p>8831</text:p>
          </table:table-cell>
          <table:table-cell office:value-type="float" office:value="8" calcext:value-type="float">
            <text:p>8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8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6694" calcext:value-type="float">
            <text:p>37.66694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32" calcext:value-type="float">
            <text:p>8832</text:p>
          </table:table-cell>
          <table:table-cell office:value-type="float" office:value="8" calcext:value-type="float">
            <text:p>8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8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8361" calcext:value-type="float">
            <text:p>37.68361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33" calcext:value-type="float">
            <text:p>8833</text:p>
          </table:table-cell>
          <table:table-cell office:value-type="float" office:value="8" calcext:value-type="float">
            <text:p>8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8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3833" calcext:value-type="float">
            <text:p>37.63833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34" calcext:value-type="float">
            <text:p>8834</text:p>
          </table:table-cell>
          <table:table-cell office:value-type="float" office:value="8" calcext:value-type="float">
            <text:p>8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8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0.25028" calcext:value-type="float">
            <text:p>40.25028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35" calcext:value-type="float">
            <text:p>8835</text:p>
          </table:table-cell>
          <table:table-cell office:value-type="float" office:value="8" calcext:value-type="float">
            <text:p>8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8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6222" calcext:value-type="float">
            <text:p>37.66222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36" calcext:value-type="float">
            <text:p>8836</text:p>
          </table:table-cell>
          <table:table-cell office:value-type="float" office:value="8" calcext:value-type="float">
            <text:p>8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8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0.42167" calcext:value-type="float">
            <text:p>40.42167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37" calcext:value-type="float">
            <text:p>8837</text:p>
          </table:table-cell>
          <table:table-cell office:value-type="float" office:value="8" calcext:value-type="float">
            <text:p>8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8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38417" calcext:value-type="float">
            <text:p>41.38417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38" calcext:value-type="float">
            <text:p>8838</text:p>
          </table:table-cell>
          <table:table-cell office:value-type="float" office:value="8" calcext:value-type="float">
            <text:p>8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9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3083" calcext:value-type="float">
            <text:p>37.73083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39" calcext:value-type="float">
            <text:p>8839</text:p>
          </table:table-cell>
          <table:table-cell office:value-type="float" office:value="8" calcext:value-type="float">
            <text:p>8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9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82778" calcext:value-type="float">
            <text:p>37.82778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40" calcext:value-type="float">
            <text:p>8840</text:p>
          </table:table-cell>
          <table:table-cell office:value-type="float" office:value="8" calcext:value-type="float">
            <text:p>8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9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5361" calcext:value-type="float">
            <text:p>37.65361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41" calcext:value-type="float">
            <text:p>8841</text:p>
          </table:table-cell>
          <table:table-cell office:value-type="float" office:value="8" calcext:value-type="float">
            <text:p>8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9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6472" calcext:value-type="float">
            <text:p>37.66472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42" calcext:value-type="float">
            <text:p>8842</text:p>
          </table:table-cell>
          <table:table-cell office:value-type="float" office:value="8" calcext:value-type="float">
            <text:p>8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9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9861" calcext:value-type="float">
            <text:p>37.69861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43" calcext:value-type="float">
            <text:p>8843</text:p>
          </table:table-cell>
          <table:table-cell office:value-type="float" office:value="8" calcext:value-type="float">
            <text:p>8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9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20611" calcext:value-type="float">
            <text:p>47.20611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44" calcext:value-type="float">
            <text:p>8844</text:p>
          </table:table-cell>
          <table:table-cell office:value-type="float" office:value="8" calcext:value-type="float">
            <text:p>8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9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5.78056" calcext:value-type="float">
            <text:p>55.78056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45" calcext:value-type="float">
            <text:p>8845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9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09528" calcext:value-type="float">
            <text:p>39.09528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46" calcext:value-type="float">
            <text:p>8846</text:p>
          </table:table-cell>
          <table:table-cell office:value-type="float" office:value="8" calcext:value-type="float">
            <text:p>8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9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97361" calcext:value-type="float">
            <text:p>51.97361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47" calcext:value-type="float">
            <text:p>8847</text:p>
          </table:table-cell>
          <table:table-cell office:value-type="float" office:value="8" calcext:value-type="float">
            <text:p>8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9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69778" calcext:value-type="float">
            <text:p>50.69778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48" calcext:value-type="float">
            <text:p>8848</text:p>
          </table:table-cell>
          <table:table-cell office:value-type="float" office:value="8" calcext:value-type="float">
            <text:p>8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0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6.57222" calcext:value-type="float">
            <text:p>36.57222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0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78639" calcext:value-type="float">
            <text:p>48.78639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0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9889" calcext:value-type="float">
            <text:p>37.69889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0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30889" calcext:value-type="float">
            <text:p>50.30889</text:p>
          </table:table-cell>
          <table:table-cell office:value-type="string" calcext:value-type="string">
            <text:p>03/12/21 – 12:37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0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6583" calcext:value-type="float">
            <text:p>37.76583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0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1667" calcext:value-type="float">
            <text:p>37.71667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0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80611" calcext:value-type="float">
            <text:p>37.80611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0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2575" calcext:value-type="float">
            <text:p>41.2575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0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9925" calcext:value-type="float">
            <text:p>39.9925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0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675" calcext:value-type="float">
            <text:p>39.675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1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99556" calcext:value-type="float">
            <text:p>49.99556</text:p>
          </table:table-cell>
          <table:table-cell office:value-type="string" calcext:value-type="string">
            <text:p>03/12/21 – 12:37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1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3.87222" calcext:value-type="float">
            <text:p>43.87222</text:p>
          </table:table-cell>
          <table:table-cell office:value-type="string" calcext:value-type="string">
            <text:p>03/12/21 – 12:37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1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88222" calcext:value-type="float">
            <text:p>37.8822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1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45333" calcext:value-type="float">
            <text:p>50.45333</text:p>
          </table:table-cell>
          <table:table-cell office:value-type="string" calcext:value-type="string">
            <text:p>03/12/21 – 12:37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1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91333" calcext:value-type="float">
            <text:p>37.91333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1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82722" calcext:value-type="float">
            <text:p>50.8272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1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82722" calcext:value-type="float">
            <text:p>50.8272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1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99917" calcext:value-type="float">
            <text:p>37.99917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1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97028" calcext:value-type="float">
            <text:p>37.97028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1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93028" calcext:value-type="float">
            <text:p>37.93028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2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1472" calcext:value-type="float">
            <text:p>37.7147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2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84833" calcext:value-type="float">
            <text:p>37.84833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2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9625" calcext:value-type="float">
            <text:p>50.9625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2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5.2275" calcext:value-type="float">
            <text:p>45.2275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2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39806" calcext:value-type="float">
            <text:p>50.39806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2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3722" calcext:value-type="float">
            <text:p>37.7372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2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86444" calcext:value-type="float">
            <text:p>37.86444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2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5167" calcext:value-type="float">
            <text:p>37.65167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2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5361" calcext:value-type="float">
            <text:p>37.75361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2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9056" calcext:value-type="float">
            <text:p>37.69056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3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29222" calcext:value-type="float">
            <text:p>41.2922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3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4333" calcext:value-type="float">
            <text:p>37.74333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3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81417" calcext:value-type="float">
            <text:p>37.81417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3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1.87472" calcext:value-type="float">
            <text:p>61.8747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3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4275" calcext:value-type="float">
            <text:p>41.4275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3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15611" calcext:value-type="float">
            <text:p>49.15611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3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1083" calcext:value-type="float">
            <text:p>37.71083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3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35" calcext:value-type="float">
            <text:p>37.735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3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90472" calcext:value-type="float">
            <text:p>39.9047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3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99583" calcext:value-type="float">
            <text:p>39.99583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4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0.14056" calcext:value-type="float">
            <text:p>40.14056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4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17167" calcext:value-type="float">
            <text:p>39.17167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4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3.48972" calcext:value-type="float">
            <text:p>53.4897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4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3.50361" calcext:value-type="float">
            <text:p>53.50361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4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4944" calcext:value-type="float">
            <text:p>37.64944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4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63944" calcext:value-type="float">
            <text:p>39.63944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4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16639" calcext:value-type="float">
            <text:p>39.16639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4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44389" calcext:value-type="float">
            <text:p>41.44389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4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0.10722" calcext:value-type="float">
            <text:p>40.1072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4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3.70194" calcext:value-type="float">
            <text:p>53.70194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5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41222" calcext:value-type="float">
            <text:p>48.4122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5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90139" calcext:value-type="float">
            <text:p>48.90139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5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16" calcext:value-type="float">
            <text:p>49.16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5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75139" calcext:value-type="float">
            <text:p>50.75139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5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20139" calcext:value-type="float">
            <text:p>49.20139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5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7111" calcext:value-type="float">
            <text:p>37.67111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5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7194" calcext:value-type="float">
            <text:p>37.67194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5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84278" calcext:value-type="float">
            <text:p>37.84278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5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5" calcext:value-type="float">
            <text:p>37.65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5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3.54278" calcext:value-type="float">
            <text:p>43.54278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6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0.55583" calcext:value-type="float">
            <text:p>60.55583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6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34806" calcext:value-type="float">
            <text:p>41.34806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6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81917" calcext:value-type="float">
            <text:p>37.81917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6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6944" calcext:value-type="float">
            <text:p>37.66944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6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5167" calcext:value-type="float">
            <text:p>37.75167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6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725" calcext:value-type="float">
            <text:p>48.725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6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11972" calcext:value-type="float">
            <text:p>39.1197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6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87278" calcext:value-type="float">
            <text:p>49.87278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6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49611" calcext:value-type="float">
            <text:p>48.49611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6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8275" calcext:value-type="float">
            <text:p>39.8275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7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9333" calcext:value-type="float">
            <text:p>37.69333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7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0.06306" calcext:value-type="float">
            <text:p>40.06306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7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82306" calcext:value-type="float">
            <text:p>39.82306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7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1194" calcext:value-type="float">
            <text:p>37.71194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7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9583" calcext:value-type="float">
            <text:p>37.69583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7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4.14778" calcext:value-type="float">
            <text:p>44.14778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7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4.36056" calcext:value-type="float">
            <text:p>44.36056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7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58667" calcext:value-type="float">
            <text:p>41.58667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7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2.75278" calcext:value-type="float">
            <text:p>52.75278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7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2.72056" calcext:value-type="float">
            <text:p>52.72056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8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4.39056" calcext:value-type="float">
            <text:p>44.39056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8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44611" calcext:value-type="float">
            <text:p>41.44611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8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0.85694" calcext:value-type="float">
            <text:p>40.85694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8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5.31833" calcext:value-type="float">
            <text:p>65.31833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8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7.28861" calcext:value-type="float">
            <text:p>57.28861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8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24694" calcext:value-type="float">
            <text:p>39.24694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8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5.89389" calcext:value-type="float">
            <text:p>55.89389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8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64528" calcext:value-type="float">
            <text:p>39.64528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8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4.05278" calcext:value-type="float">
            <text:p>54.05278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8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46028" calcext:value-type="float">
            <text:p>48.46028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9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44083" calcext:value-type="float">
            <text:p>48.44083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9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625" calcext:value-type="float">
            <text:p>37.6625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9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82972" calcext:value-type="float">
            <text:p>37.8297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9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8667" calcext:value-type="float">
            <text:p>37.68667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9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7806" calcext:value-type="float">
            <text:p>37.67806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9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80389" calcext:value-type="float">
            <text:p>48.80389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9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65972" calcext:value-type="float">
            <text:p>48.6597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9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4.39417" calcext:value-type="float">
            <text:p>54.39417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9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44806" calcext:value-type="float">
            <text:p>49.44806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9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86972" calcext:value-type="float">
            <text:p>37.8697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0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0.08889" calcext:value-type="float">
            <text:p>40.08889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0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39333" calcext:value-type="float">
            <text:p>49.39333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0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4.57694" calcext:value-type="float">
            <text:p>44.57694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0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02083" calcext:value-type="float">
            <text:p>47.02083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0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6.98583" calcext:value-type="float">
            <text:p>46.98583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0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9325" calcext:value-type="float">
            <text:p>48.9325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0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82139" calcext:value-type="float">
            <text:p>49.82139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0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46056" calcext:value-type="float">
            <text:p>50.46056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0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33611" calcext:value-type="float">
            <text:p>49.33611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0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91417" calcext:value-type="float">
            <text:p>48.9141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1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315" calcext:value-type="float">
            <text:p>49.315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1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65528" calcext:value-type="float">
            <text:p>49.65528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1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39306" calcext:value-type="float">
            <text:p>48.39306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1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40583" calcext:value-type="float">
            <text:p>48.40583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1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79972" calcext:value-type="float">
            <text:p>51.79972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1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88861" calcext:value-type="float">
            <text:p>47.88861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1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15361" calcext:value-type="float">
            <text:p>49.15361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1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10417" calcext:value-type="float">
            <text:p>48.10417</text:p>
          </table:table-cell>
          <table:table-cell office:value-type="string" calcext:value-type="string">
            <text:p>07/01/22 – 13:48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1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21694" calcext:value-type="float">
            <text:p>41.21694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1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36361" calcext:value-type="float">
            <text:p>49.36361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2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3.76722" calcext:value-type="float">
            <text:p>43.76722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2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6.40556" calcext:value-type="float">
            <text:p>46.40556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2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4.39028" calcext:value-type="float">
            <text:p>44.39028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2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04583" calcext:value-type="float">
            <text:p>48.04583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2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03472" calcext:value-type="float">
            <text:p>48.03472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2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02833" calcext:value-type="float">
            <text:p>51.02833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2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26889" calcext:value-type="float">
            <text:p>49.26889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2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4.08806" calcext:value-type="float">
            <text:p>54.08806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2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2.275" calcext:value-type="float">
            <text:p>52.275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2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45667" calcext:value-type="float">
            <text:p>47.4566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3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87694" calcext:value-type="float">
            <text:p>47.87694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3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0675" calcext:value-type="float">
            <text:p>47.0675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3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59806" calcext:value-type="float">
            <text:p>48.59806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3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2.05861" calcext:value-type="float">
            <text:p>52.05861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3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63611" calcext:value-type="float">
            <text:p>47.63611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3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2.06167" calcext:value-type="float">
            <text:p>52.0616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3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47806" calcext:value-type="float">
            <text:p>47.47806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3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73306" calcext:value-type="float">
            <text:p>48.73306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3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78" calcext:value-type="float">
            <text:p>50.78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3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595" calcext:value-type="float">
            <text:p>51.595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4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19278" calcext:value-type="float">
            <text:p>49.19278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4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42583" calcext:value-type="float">
            <text:p>49.42583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4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085" calcext:value-type="float">
            <text:p>47.085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4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7025" calcext:value-type="float">
            <text:p>50.7025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4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44639" calcext:value-type="float">
            <text:p>49.44639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4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3.88611" calcext:value-type="float">
            <text:p>53.88611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4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235" calcext:value-type="float">
            <text:p>51.235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4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87167" calcext:value-type="float">
            <text:p>50.8716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4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2.28528" calcext:value-type="float">
            <text:p>52.28528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4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54167" calcext:value-type="float">
            <text:p>49.5416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5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97194" calcext:value-type="float">
            <text:p>47.97194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5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2.83139" calcext:value-type="float">
            <text:p>52.83139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5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56139" calcext:value-type="float">
            <text:p>50.56139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5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2.59833" calcext:value-type="float">
            <text:p>52.59833</text:p>
          </table:table-cell>
          <table:table-cell office:value-type="string" calcext:value-type="string">
            <text:p>07/01/22 – 13:48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5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6.0075" calcext:value-type="float">
            <text:p>56.0075</text:p>
          </table:table-cell>
          <table:table-cell office:value-type="string" calcext:value-type="string">
            <text:p>07/01/22 – 13:48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5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4472" calcext:value-type="float">
            <text:p>37.64472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5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6.58" calcext:value-type="float">
            <text:p>56.58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5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23528" calcext:value-type="float">
            <text:p>50.23528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5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21417" calcext:value-type="float">
            <text:p>50.2141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5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43778" calcext:value-type="float">
            <text:p>50.43778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6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3.17944" calcext:value-type="float">
            <text:p>53.17944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6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98694" calcext:value-type="float">
            <text:p>47.98694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6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52917" calcext:value-type="float">
            <text:p>50.5291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6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5.12361" calcext:value-type="float">
            <text:p>55.12361</text:p>
          </table:table-cell>
          <table:table-cell office:value-type="string" calcext:value-type="string">
            <text:p>07/01/22 – 13:48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6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5.13361" calcext:value-type="float">
            <text:p>55.13361</text:p>
          </table:table-cell>
          <table:table-cell office:value-type="string" calcext:value-type="string">
            <text:p>07/01/22 – 13:48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6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0.16611" calcext:value-type="float">
            <text:p>60.16611</text:p>
          </table:table-cell>
          <table:table-cell office:value-type="string" calcext:value-type="string">
            <text:p>07/01/22 – 13:48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6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39694" calcext:value-type="float">
            <text:p>50.39694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6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3.45083" calcext:value-type="float">
            <text:p>53.45083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6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4417" calcext:value-type="float">
            <text:p>37.6441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6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5.62917" calcext:value-type="float">
            <text:p>55.6291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7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49139" calcext:value-type="float">
            <text:p>50.49139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7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10667" calcext:value-type="float">
            <text:p>51.1066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7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44139" calcext:value-type="float">
            <text:p>50.44139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7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3.19389" calcext:value-type="float">
            <text:p>53.19389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7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60556" calcext:value-type="float">
            <text:p>50.60556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7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5.30472" calcext:value-type="float">
            <text:p>55.30472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7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35333" calcext:value-type="float">
            <text:p>51.35333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7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545" calcext:value-type="float">
            <text:p>49.545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7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23722" calcext:value-type="float">
            <text:p>50.23722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7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3.81028" calcext:value-type="float">
            <text:p>53.81028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8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49917" calcext:value-type="float">
            <text:p>49.4991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8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4.94861" calcext:value-type="float">
            <text:p>54.94861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8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5.15722" calcext:value-type="float">
            <text:p>55.15722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8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71167" calcext:value-type="float">
            <text:p>49.71167</text:p>
          </table:table-cell>
          <table:table-cell office:value-type="string" calcext:value-type="string">
            <text:p>07/01/22 – 13:48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8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7444" calcext:value-type="float">
            <text:p>37.77444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8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4.01861" calcext:value-type="float">
            <text:p>44.01861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8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43917" calcext:value-type="float">
            <text:p>47.4391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8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83611" calcext:value-type="float">
            <text:p>48.83611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8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3.59361" calcext:value-type="float">
            <text:p>53.59361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8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4.30167" calcext:value-type="float">
            <text:p>54.3016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9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84083" calcext:value-type="float">
            <text:p>50.84083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9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86361" calcext:value-type="float">
            <text:p>51.86361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9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86028" calcext:value-type="float">
            <text:p>51.86028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9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6.65722" calcext:value-type="float">
            <text:p>46.65722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9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5.82583" calcext:value-type="float">
            <text:p>45.82583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9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2.05528" calcext:value-type="float">
            <text:p>42.05528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9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78861" calcext:value-type="float">
            <text:p>50.78861</text:p>
          </table:table-cell>
          <table:table-cell office:value-type="string" calcext:value-type="string">
            <text:p>07/01/22 – 13:48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9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65639" calcext:value-type="float">
            <text:p>51.65639</text:p>
          </table:table-cell>
          <table:table-cell office:value-type="string" calcext:value-type="string">
            <text:p>07/01/22 – 13:48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9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5.07417" calcext:value-type="float">
            <text:p>55.07417</text:p>
          </table:table-cell>
          <table:table-cell office:value-type="string" calcext:value-type="string">
            <text:p>07/01/22 – 13:48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9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4.27917" calcext:value-type="float">
            <text:p>54.27917</text:p>
          </table:table-cell>
          <table:table-cell office:value-type="string" calcext:value-type="string">
            <text:p>07/01/22 – 13:48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40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3389" calcext:value-type="float">
            <text:p>37.63389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 <text:s text:c="3"/></text:p>
          </table:table-cell>
          <table:table-cell office:value-type="string" calcext:value-type="string">
            <text:p>local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96" calcext:value-type="float">
            <text:p>96</text:p>
          </table:table-cell>
          <table:table-cell table:style-name="ce17" office:value-type="string" calcext:value-type="string">
            <text:p>30/06/2022 – 13:09</text:p>
          </table:table-cell>
          <table:table-cell table:style-name="ce20" office:value-type="float" office:value="7.151" calcext:value-type="float">
            <text:p>7.151</text:p>
          </table:table-cell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 <text:s text:c="3"/></text:p>
          </table:table-cell>
          <table:table-cell office:value-type="string" calcext:value-type="string">
            <text:p>local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96" calcext:value-type="float">
            <text:p>96</text:p>
          </table:table-cell>
          <table:table-cell table:style-name="ce17" office:value-type="string" calcext:value-type="string">
            <text:p>30/06/2022 – 13:09</text:p>
          </table:table-cell>
          <table:table-cell table:style-name="ce20" office:value-type="float" office:value="7.151" calcext:value-type="float">
            <text:p>7.151</text:p>
          </table:table-cell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 <text:s text:c="3"/></text:p>
          </table:table-cell>
          <table:table-cell office:value-type="string" calcext:value-type="string">
            <text:p>local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96" calcext:value-type="float">
            <text:p>96</text:p>
          </table:table-cell>
          <table:table-cell table:style-name="ce17" office:value-type="string" calcext:value-type="string">
            <text:p>30/06/2022 – 13:09</text:p>
          </table:table-cell>
          <table:table-cell table:style-name="ce20" office:value-type="float" office:value="7.151" calcext:value-type="float">
            <text:p>7.151</text:p>
          </table:table-cell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01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59384" calcext:value-type="float">
            <text:p>9159384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02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56.71667" calcext:value-type="float">
            <text:p>56.71667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385" calcext:value-type="float">
            <text:p>9159385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03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52.17389" calcext:value-type="float">
            <text:p>52.17389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386" calcext:value-type="float">
            <text:p>9159386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04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53.52333" calcext:value-type="float">
            <text:p>53.52333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59387" calcext:value-type="float">
            <text:p>9159387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05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51.14222" calcext:value-type="float">
            <text:p>51.14222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388" calcext:value-type="float">
            <text:p>9159388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06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53.63694" calcext:value-type="float">
            <text:p>53.63694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389" calcext:value-type="float">
            <text:p>9159389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07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48.9075" calcext:value-type="float">
            <text:p>48.9075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59390" calcext:value-type="float">
            <text:p>9159390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08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53.43944" calcext:value-type="float">
            <text:p>53.43944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391" calcext:value-type="float">
            <text:p>9159391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09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50.4975" calcext:value-type="float">
            <text:p>50.4975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392" calcext:value-type="float">
            <text:p>9159392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10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51.85611" calcext:value-type="float">
            <text:p>51.85611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59393" calcext:value-type="float">
            <text:p>9159393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11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56.10444" calcext:value-type="float">
            <text:p>56.10444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394" calcext:value-type="float">
            <text:p>9159394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12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47.15861" calcext:value-type="float">
            <text:p>47.15861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395" calcext:value-type="float">
            <text:p>9159395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13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59396" calcext:value-type="float">
            <text:p>9159396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14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55.72444" calcext:value-type="float">
            <text:p>55.72444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397" calcext:value-type="float">
            <text:p>9159397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15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68.71472" calcext:value-type="float">
            <text:p>68.71472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398" calcext:value-type="float">
            <text:p>9159398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16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44.81778" calcext:value-type="float">
            <text:p>44.81778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59399" calcext:value-type="float">
            <text:p>9159399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17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60.93778" calcext:value-type="float">
            <text:p>60.93778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400" calcext:value-type="float">
            <text:p>9159400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18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44.49917" calcext:value-type="float">
            <text:p>44.49917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401" calcext:value-type="float">
            <text:p>9159401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19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5" office:value-type="float" office:value="62.10528" calcext:value-type="float">
            <text:p>62.10528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59402" calcext:value-type="float">
            <text:p>9159402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20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52.04667" calcext:value-type="float">
            <text:p>52.04667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403" calcext:value-type="float">
            <text:p>9159403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21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5" office:value-type="float" office:value="58.05694" calcext:value-type="float">
            <text:p>58.05694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404" calcext:value-type="float">
            <text:p>9159404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22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5" office:value-type="float" office:value="57.41806" calcext:value-type="float">
            <text:p>57.41806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59405" calcext:value-type="float">
            <text:p>9159405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23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5" office:value-type="float" office:value="52.79167" calcext:value-type="float">
            <text:p>52.79167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406" calcext:value-type="float">
            <text:p>9159406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24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5" office:value-type="float" office:value="57.28" calcext:value-type="float">
            <text:p>57.28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407" calcext:value-type="float">
            <text:p>9159407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25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5" office:value-type="float" office:value="61.42611" calcext:value-type="float">
            <text:p>61.42611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59408" calcext:value-type="float">
            <text:p>9159408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26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5" office:value-type="float" office:value="58.46806" calcext:value-type="float">
            <text:p>58.46806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409" calcext:value-type="float">
            <text:p>9159409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27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5" office:value-type="float" office:value="57.4575" calcext:value-type="float">
            <text:p>57.4575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410" calcext:value-type="float">
            <text:p>9159410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28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5" office:value-type="float" office:value="50.61528" calcext:value-type="float">
            <text:p>50.61528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59411" calcext:value-type="float">
            <text:p>9159411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29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5" office:value-type="float" office:value="50.52167" calcext:value-type="float">
            <text:p>50.52167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412" calcext:value-type="float">
            <text:p>9159412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30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5" office:value-type="float" office:value="43.85222" calcext:value-type="float">
            <text:p>43.85222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413" calcext:value-type="float">
            <text:p>9159413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31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5" office:value-type="float" office:value="50.31167" calcext:value-type="float">
            <text:p>50.31167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59414" calcext:value-type="float">
            <text:p>9159414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32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5" office:value-type="float" office:value="51.45917" calcext:value-type="float">
            <text:p>51.45917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415" calcext:value-type="float">
            <text:p>9159415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33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5" office:value-type="float" office:value="41.34417" calcext:value-type="float">
            <text:p>41.34417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416" calcext:value-type="float">
            <text:p>9159416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34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5" office:value-type="float" office:value="46.08694" calcext:value-type="float">
            <text:p>46.08694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59417" calcext:value-type="float">
            <text:p>9159417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35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5" office:value-type="float" office:value="43.21694" calcext:value-type="float">
            <text:p>43.21694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418" calcext:value-type="float">
            <text:p>9159418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36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5" office:value-type="float" office:value="48.51778" calcext:value-type="float">
            <text:p>48.51778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419" calcext:value-type="float">
            <text:p>9159419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37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5" office:value-type="float" office:value="50.17056" calcext:value-type="float">
            <text:p>50.17056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59420" calcext:value-type="float">
            <text:p>9159420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38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5" office:value-type="float" office:value="41.51917" calcext:value-type="float">
            <text:p>41.51917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421" calcext:value-type="float">
            <text:p>9159421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39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5" office:value-type="float" office:value="41.00972" calcext:value-type="float">
            <text:p>41.00972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422" calcext:value-type="float">
            <text:p>9159422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40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5" office:value-type="float" office:value="65.73222" calcext:value-type="float">
            <text:p>65.73222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59423" calcext:value-type="float">
            <text:p>9159423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41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5" office:value-type="float" office:value="63.92667" calcext:value-type="float">
            <text:p>63.92667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424" calcext:value-type="float">
            <text:p>9159424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42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5" office:value-type="float" office:value="60.98472" calcext:value-type="float">
            <text:p>60.98472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425" calcext:value-type="float">
            <text:p>9159425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43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5" office:value-type="float" office:value="56.62389" calcext:value-type="float">
            <text:p>56.62389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59426" calcext:value-type="float">
            <text:p>9159426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44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60.53861" calcext:value-type="float">
            <text:p>60.53861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427" calcext:value-type="float">
            <text:p>9159427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45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67.67139" calcext:value-type="float">
            <text:p>67.67139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428" calcext:value-type="float">
            <text:p>9159428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46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64.74611" calcext:value-type="float">
            <text:p>64.74611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59429" calcext:value-type="float">
            <text:p>9159429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47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70.36333" calcext:value-type="float">
            <text:p>70.36333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430" calcext:value-type="float">
            <text:p>9159430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48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65.74667" calcext:value-type="float">
            <text:p>65.74667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431" calcext:value-type="float">
            <text:p>9159431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49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47.40167" calcext:value-type="float">
            <text:p>47.40167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59432" calcext:value-type="float">
            <text:p>9159432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50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66.81528" calcext:value-type="float">
            <text:p>66.81528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433" calcext:value-type="float">
            <text:p>9159433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51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55.7325" calcext:value-type="float">
            <text:p>55.7325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434" calcext:value-type="float">
            <text:p>9159434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52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60.75083" calcext:value-type="float">
            <text:p>60.75083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59435" calcext:value-type="float">
            <text:p>9159435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53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61.14389" calcext:value-type="float">
            <text:p>61.14389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436" calcext:value-type="float">
            <text:p>9159436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54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60.35889" calcext:value-type="float">
            <text:p>60.35889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437" calcext:value-type="float">
            <text:p>9159437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55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71.34111" calcext:value-type="float">
            <text:p>71.34111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59438" calcext:value-type="float">
            <text:p>9159438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56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70.78167" calcext:value-type="float">
            <text:p>70.78167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439" calcext:value-type="float">
            <text:p>9159439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57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70.55361" calcext:value-type="float">
            <text:p>70.55361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440" calcext:value-type="float">
            <text:p>9159440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58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67.37194" calcext:value-type="float">
            <text:p>67.37194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59441" calcext:value-type="float">
            <text:p>9159441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59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64.85167" calcext:value-type="float">
            <text:p>64.85167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442" calcext:value-type="float">
            <text:p>9159442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60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58.95083" calcext:value-type="float">
            <text:p>58.95083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11" calcext:value-type="float">
            <text:p>9171311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61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47.42861" calcext:value-type="float">
            <text:p>47.42861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12" calcext:value-type="float">
            <text:p>9171312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62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66.26389" calcext:value-type="float">
            <text:p>66.26389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13" calcext:value-type="float">
            <text:p>9171313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63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53.6175" calcext:value-type="float">
            <text:p>53.6175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14" calcext:value-type="float">
            <text:p>9171314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64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58.83778" calcext:value-type="float">
            <text:p>58.83778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15" calcext:value-type="float">
            <text:p>9171315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65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66.72667" calcext:value-type="float">
            <text:p>66.72667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16" calcext:value-type="float">
            <text:p>9171316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66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49.15194" calcext:value-type="float">
            <text:p>49.15194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17" calcext:value-type="float">
            <text:p>9171317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67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47.17333" calcext:value-type="float">
            <text:p>47.17333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18" calcext:value-type="float">
            <text:p>9171318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68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51.57417" calcext:value-type="float">
            <text:p>51.57417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19" calcext:value-type="float">
            <text:p>9171319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69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58.09833" calcext:value-type="float">
            <text:p>58.09833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21" calcext:value-type="float">
            <text:p>9171321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70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47.24333" calcext:value-type="float">
            <text:p>47.24333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22" calcext:value-type="float">
            <text:p>9171322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71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50.71833" calcext:value-type="float">
            <text:p>50.71833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23" calcext:value-type="float">
            <text:p>9171323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72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58.00583" calcext:value-type="float">
            <text:p>58.00583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24" calcext:value-type="float">
            <text:p>9171324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73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47.26472" calcext:value-type="float">
            <text:p>47.26472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25" calcext:value-type="float">
            <text:p>9171325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74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47.1725" calcext:value-type="float">
            <text:p>47.1725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26" calcext:value-type="float">
            <text:p>9171326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75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53.77083" calcext:value-type="float">
            <text:p>53.77083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27" calcext:value-type="float">
            <text:p>9171327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76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58.65194" calcext:value-type="float">
            <text:p>58.65194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28" calcext:value-type="float">
            <text:p>9171328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77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62.09917" calcext:value-type="float">
            <text:p>62.09917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29" calcext:value-type="float">
            <text:p>9171329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78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47.11833" calcext:value-type="float">
            <text:p>47.11833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30" calcext:value-type="float">
            <text:p>9171330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79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47.74417" calcext:value-type="float">
            <text:p>47.74417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31" calcext:value-type="float">
            <text:p>9171331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80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47.23972" calcext:value-type="float">
            <text:p>47.23972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32" calcext:value-type="float">
            <text:p>9171332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81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47.20639" calcext:value-type="float">
            <text:p>47.20639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33" calcext:value-type="float">
            <text:p>9171333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82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47.49306" calcext:value-type="float">
            <text:p>47.49306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34" calcext:value-type="float">
            <text:p>9171334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83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47.44806" calcext:value-type="float">
            <text:p>47.44806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35" calcext:value-type="float">
            <text:p>9171335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84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47.27" calcext:value-type="float">
            <text:p>47.27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36" calcext:value-type="float">
            <text:p>9171336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85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47.32083" calcext:value-type="float">
            <text:p>47.32083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37" calcext:value-type="float">
            <text:p>9171337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86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63.865" calcext:value-type="float">
            <text:p>63.865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38" calcext:value-type="float">
            <text:p>9171338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87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5" office:value-type="float" office:value="60.84167" calcext:value-type="float">
            <text:p>60.84167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39" calcext:value-type="float">
            <text:p>9171339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88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5" office:value-type="float" office:value="60.76972" calcext:value-type="float">
            <text:p>60.76972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40" calcext:value-type="float">
            <text:p>9171340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89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5" office:value-type="float" office:value="50.33333" calcext:value-type="float">
            <text:p>50.33333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41" calcext:value-type="float">
            <text:p>9171341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90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5" office:value-type="float" office:value="64.39722" calcext:value-type="float">
            <text:p>64.39722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42" calcext:value-type="float">
            <text:p>9171342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91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5" office:value-type="float" office:value="56.12056" calcext:value-type="float">
            <text:p>56.12056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43" calcext:value-type="float">
            <text:p>9171343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92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5" office:value-type="float" office:value="59.7575" calcext:value-type="float">
            <text:p>59.7575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44" calcext:value-type="float">
            <text:p>9171344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93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5" office:value-type="float" office:value="54.4475" calcext:value-type="float">
            <text:p>54.4475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45" calcext:value-type="float">
            <text:p>9171345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94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5" office:value-type="float" office:value="47.22889" calcext:value-type="float">
            <text:p>47.22889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46" calcext:value-type="float">
            <text:p>9171346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95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5" office:value-type="float" office:value="56.47139" calcext:value-type="float">
            <text:p>56.47139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47" calcext:value-type="float">
            <text:p>9171347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96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5" office:value-type="float" office:value="58.85278" calcext:value-type="float">
            <text:p>58.85278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48" calcext:value-type="float">
            <text:p>9171348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97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5" office:value-type="float" office:value="47.30778" calcext:value-type="float">
            <text:p>47.30778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49" calcext:value-type="float">
            <text:p>9171349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98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5" office:value-type="float" office:value="47.33472" calcext:value-type="float">
            <text:p>47.33472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50" calcext:value-type="float">
            <text:p>9171350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99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style-name="ce15"/>
          <table:table-cell office:value-type="string" calcext:value-type="string">
            <text:p>28/06/2022 – 16:20</text:p>
          </table:table-cell>
          <table:table-cell table:number-columns-repeated="2"/>
          <table:table-cell office:value-type="float" office:value="9171351" calcext:value-type="float">
            <text:p>9171351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00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4/07/2022 – 12:12</text:p>
          </table:table-cell>
          <table:table-cell table:number-columns-repeated="2"/>
          <table:table-cell office:value-type="float" office:value="9228029" calcext:value-type="float">
            <text:p>9228029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01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4/07/2022 – 12:12</text:p>
          </table:table-cell>
          <table:table-cell table:number-columns-repeated="2"/>
          <table:table-cell office:value-type="float" office:value="9228030" calcext:value-type="float">
            <text:p>9228030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02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4/07/2022 – 12:12</text:p>
          </table:table-cell>
          <table:table-cell table:number-columns-repeated="2"/>
          <table:table-cell office:value-type="float" office:value="9228031" calcext:value-type="float">
            <text:p>9228031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03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4/07/2022 – 12:12</text:p>
          </table:table-cell>
          <table:table-cell table:number-columns-repeated="2"/>
          <table:table-cell office:value-type="float" office:value="9228032" calcext:value-type="float">
            <text:p>9228032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04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4/07/2022 – 12:12</text:p>
          </table:table-cell>
          <table:table-cell table:number-columns-repeated="2"/>
          <table:table-cell office:value-type="float" office:value="9228033" calcext:value-type="float">
            <text:p>9228033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05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4/07/2022 – 12:12</text:p>
          </table:table-cell>
          <table:table-cell table:number-columns-repeated="2"/>
          <table:table-cell office:value-type="float" office:value="9228034" calcext:value-type="float">
            <text:p>9228034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06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4/07/2022 – 12:12</text:p>
          </table:table-cell>
          <table:table-cell table:number-columns-repeated="2"/>
          <table:table-cell office:value-type="float" office:value="9228035" calcext:value-type="float">
            <text:p>9228035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07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4/07/2022 – 12:12</text:p>
          </table:table-cell>
          <table:table-cell table:number-columns-repeated="2"/>
          <table:table-cell office:value-type="float" office:value="9228036" calcext:value-type="float">
            <text:p>9228036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08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4/07/2022 – 12:12</text:p>
          </table:table-cell>
          <table:table-cell table:number-columns-repeated="2"/>
          <table:table-cell office:value-type="float" office:value="9228037" calcext:value-type="float">
            <text:p>9228037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09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4/07/2022 – 12:12</text:p>
          </table:table-cell>
          <table:table-cell table:number-columns-repeated="2"/>
          <table:table-cell office:value-type="float" office:value="9228038" calcext:value-type="float">
            <text:p>9228038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10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4/07/2022 – 12:12</text:p>
          </table:table-cell>
          <table:table-cell table:number-columns-repeated="2"/>
          <table:table-cell office:value-type="float" office:value="9228039" calcext:value-type="float">
            <text:p>9228039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11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4/07/2022 – 12:12</text:p>
          </table:table-cell>
          <table:table-cell table:number-columns-repeated="2"/>
          <table:table-cell office:value-type="float" office:value="9228040" calcext:value-type="float">
            <text:p>9228040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12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4/07/2022 – 12:12</text:p>
          </table:table-cell>
          <table:table-cell table:number-columns-repeated="2"/>
          <table:table-cell office:value-type="float" office:value="9228041" calcext:value-type="float">
            <text:p>9228041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13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4/07/2022 – 12:12</text:p>
          </table:table-cell>
          <table:table-cell table:number-columns-repeated="2"/>
          <table:table-cell office:value-type="float" office:value="9228042" calcext:value-type="float">
            <text:p>9228042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14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4/07/2022 – 12:12</text:p>
          </table:table-cell>
          <table:table-cell table:number-columns-repeated="2"/>
          <table:table-cell office:value-type="float" office:value="9228043" calcext:value-type="float">
            <text:p>9228043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15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4/07/2022 – 12:12</text:p>
          </table:table-cell>
          <table:table-cell table:number-columns-repeated="2"/>
          <table:table-cell office:value-type="float" office:value="9228044" calcext:value-type="float">
            <text:p>9228044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16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4/07/2022 – 12:12</text:p>
          </table:table-cell>
          <table:table-cell table:number-columns-repeated="2"/>
          <table:table-cell office:value-type="float" office:value="9228045" calcext:value-type="float">
            <text:p>9228045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17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4/07/2022 – 12:12</text:p>
          </table:table-cell>
          <table:table-cell table:number-columns-repeated="2"/>
          <table:table-cell office:value-type="float" office:value="9228046" calcext:value-type="float">
            <text:p>9228046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18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4/07/2022 – 12:12</text:p>
          </table:table-cell>
          <table:table-cell table:number-columns-repeated="2"/>
          <table:table-cell office:value-type="float" office:value="9228047" calcext:value-type="float">
            <text:p>9228047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19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4/07/2022 – 12:12</text:p>
          </table:table-cell>
          <table:table-cell table:number-columns-repeated="2"/>
          <table:table-cell office:value-type="float" office:value="9228048" calcext:value-type="float">
            <text:p>9228048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20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4/07/2022 – 12:12</text:p>
          </table:table-cell>
          <table:table-cell table:number-columns-repeated="2"/>
          <table:table-cell office:value-type="float" office:value="9228049" calcext:value-type="float">
            <text:p>9228049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21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4/07/2022 – 12:12</text:p>
          </table:table-cell>
          <table:table-cell table:number-columns-repeated="2"/>
          <table:table-cell office:value-type="float" office:value="9228050" calcext:value-type="float">
            <text:p>9228050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22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4/07/2022 – 12:12</text:p>
          </table:table-cell>
          <table:table-cell table:number-columns-repeated="2"/>
          <table:table-cell office:value-type="float" office:value="9228051" calcext:value-type="float">
            <text:p>9228051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23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4/07/2022 – 12:12</text:p>
          </table:table-cell>
          <table:table-cell table:number-columns-repeated="2"/>
          <table:table-cell office:value-type="float" office:value="9228052" calcext:value-type="float">
            <text:p>9228052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24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4/07/2022 – 12:12</text:p>
          </table:table-cell>
          <table:table-cell table:number-columns-repeated="2"/>
          <table:table-cell office:value-type="float" office:value="9228053" calcext:value-type="float">
            <text:p>9228053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25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4/07/2022 – 12:12</text:p>
          </table:table-cell>
          <table:table-cell table:number-columns-repeated="2"/>
          <table:table-cell office:value-type="float" office:value="9228054" calcext:value-type="float">
            <text:p>9228054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26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4/07/2022 – 12:12</text:p>
          </table:table-cell>
          <table:table-cell table:number-columns-repeated="2"/>
          <table:table-cell office:value-type="float" office:value="9228055" calcext:value-type="float">
            <text:p>9228055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27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4/07/2022 – 12:12</text:p>
          </table:table-cell>
          <table:table-cell table:number-columns-repeated="2"/>
          <table:table-cell office:value-type="float" office:value="9228056" calcext:value-type="float">
            <text:p>9228056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28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4/07/2022 – 12:12</text:p>
          </table:table-cell>
          <table:table-cell table:number-columns-repeated="2"/>
          <table:table-cell office:value-type="float" office:value="9228057" calcext:value-type="float">
            <text:p>9228057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29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4/07/2022 – 12:12</text:p>
          </table:table-cell>
          <table:table-cell table:number-columns-repeated="2"/>
          <table:table-cell office:value-type="float" office:value="9228058" calcext:value-type="float">
            <text:p>9228058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30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4/07/2022 – 12:12</text:p>
          </table:table-cell>
          <table:table-cell table:number-columns-repeated="2"/>
          <table:table-cell office:value-type="float" office:value="9228059" calcext:value-type="float">
            <text:p>9228059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31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4/07/2022 – 12:12</text:p>
          </table:table-cell>
          <table:table-cell table:number-columns-repeated="2"/>
          <table:table-cell office:value-type="float" office:value="9228060" calcext:value-type="float">
            <text:p>9228060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32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4/07/2022 – 12:12</text:p>
          </table:table-cell>
          <table:table-cell table:number-columns-repeated="2"/>
          <table:table-cell office:value-type="float" office:value="9228061" calcext:value-type="float">
            <text:p>9228061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33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4/07/2022 – 12:12</text:p>
          </table:table-cell>
          <table:table-cell table:number-columns-repeated="2"/>
          <table:table-cell office:value-type="float" office:value="9228062" calcext:value-type="float">
            <text:p>9228062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34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4/07/2022 – 12:12</text:p>
          </table:table-cell>
          <table:table-cell table:number-columns-repeated="2"/>
          <table:table-cell office:value-type="float" office:value="9228063" calcext:value-type="float">
            <text:p>9228063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35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4/07/2022 – 12:12</text:p>
          </table:table-cell>
          <table:table-cell table:number-columns-repeated="2"/>
          <table:table-cell office:value-type="float" office:value="9228064" calcext:value-type="float">
            <text:p>9228064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36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4/07/2022 – 12:12</text:p>
          </table:table-cell>
          <table:table-cell table:number-columns-repeated="2"/>
          <table:table-cell office:value-type="float" office:value="9228065" calcext:value-type="float">
            <text:p>9228065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37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4/07/2022 – 12:12</text:p>
          </table:table-cell>
          <table:table-cell table:number-columns-repeated="2"/>
          <table:table-cell office:value-type="float" office:value="9228066" calcext:value-type="float">
            <text:p>9228066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38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4/07/2022 – 12:12</text:p>
          </table:table-cell>
          <table:table-cell table:number-columns-repeated="2"/>
          <table:table-cell office:value-type="float" office:value="9228067" calcext:value-type="float">
            <text:p>9228067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39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4/07/2022 – 12:12</text:p>
          </table:table-cell>
          <table:table-cell table:number-columns-repeated="2"/>
          <table:table-cell office:value-type="float" office:value="9228068" calcext:value-type="float">
            <text:p>9228068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40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4/07/2022 – 12:12</text:p>
          </table:table-cell>
          <table:table-cell table:number-columns-repeated="2"/>
          <table:table-cell office:value-type="float" office:value="9228069" calcext:value-type="float">
            <text:p>9228069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41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4/07/2022 – 12:12</text:p>
          </table:table-cell>
          <table:table-cell table:number-columns-repeated="2"/>
          <table:table-cell office:value-type="float" office:value="9228070" calcext:value-type="float">
            <text:p>9228070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42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4/07/2022 – 12:12</text:p>
          </table:table-cell>
          <table:table-cell table:number-columns-repeated="2"/>
          <table:table-cell office:value-type="float" office:value="9228071" calcext:value-type="float">
            <text:p>9228071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43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4/07/2022 – 12:12</text:p>
          </table:table-cell>
          <table:table-cell table:number-columns-repeated="2"/>
          <table:table-cell office:value-type="float" office:value="9228072" calcext:value-type="float">
            <text:p>9228072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44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4/07/2022 – 12:12</text:p>
          </table:table-cell>
          <table:table-cell table:number-columns-repeated="2"/>
          <table:table-cell office:value-type="float" office:value="9228073" calcext:value-type="float">
            <text:p>9228073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45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4/07/2022 – 12:12</text:p>
          </table:table-cell>
          <table:table-cell table:number-columns-repeated="2"/>
          <table:table-cell office:value-type="float" office:value="9228074" calcext:value-type="float">
            <text:p>9228074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46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4/07/2022 – 12:12</text:p>
          </table:table-cell>
          <table:table-cell table:number-columns-repeated="2"/>
          <table:table-cell office:value-type="float" office:value="9228075" calcext:value-type="float">
            <text:p>9228075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47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4/07/2022 – 12:12</text:p>
          </table:table-cell>
          <table:table-cell table:number-columns-repeated="2"/>
          <table:table-cell office:value-type="float" office:value="9228076" calcext:value-type="float">
            <text:p>9228076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48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4/07/2022 – 12:12</text:p>
          </table:table-cell>
          <table:table-cell table:number-columns-repeated="2"/>
          <table:table-cell office:value-type="float" office:value="9228077" calcext:value-type="float">
            <text:p>9228077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49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4/07/2022 – 12:12</text:p>
          </table:table-cell>
          <table:table-cell table:number-columns-repeated="2"/>
          <table:table-cell office:value-type="float" office:value="9228078" calcext:value-type="float">
            <text:p>9228078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50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4/07/2022 – 12:12</text:p>
          </table:table-cell>
          <table:table-cell table:number-columns-repeated="2"/>
          <table:table-cell office:value-type="float" office:value="9228079" calcext:value-type="float">
            <text:p>9228079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51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4/07/2022 – 12:12</text:p>
          </table:table-cell>
          <table:table-cell table:number-columns-repeated="2"/>
          <table:table-cell office:value-type="float" office:value="9228080" calcext:value-type="float">
            <text:p>9228080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52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4/07/2022 – 12:12</text:p>
          </table:table-cell>
          <table:table-cell table:number-columns-repeated="2"/>
          <table:table-cell office:value-type="float" office:value="9228081" calcext:value-type="float">
            <text:p>9228081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53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4/07/2022 – 12:12</text:p>
          </table:table-cell>
          <table:table-cell table:number-columns-repeated="2"/>
          <table:table-cell office:value-type="float" office:value="9228082" calcext:value-type="float">
            <text:p>9228082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54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4/07/2022 – 12:12</text:p>
          </table:table-cell>
          <table:table-cell table:number-columns-repeated="2"/>
          <table:table-cell office:value-type="float" office:value="9228083" calcext:value-type="float">
            <text:p>9228083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55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4/07/2022 – 12:12</text:p>
          </table:table-cell>
          <table:table-cell table:number-columns-repeated="2"/>
          <table:table-cell office:value-type="float" office:value="9228084" calcext:value-type="float">
            <text:p>9228084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56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4/07/2022 – 12:12</text:p>
          </table:table-cell>
          <table:table-cell table:number-columns-repeated="2"/>
          <table:table-cell office:value-type="float" office:value="9228085" calcext:value-type="float">
            <text:p>9228085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57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4/07/2022 – 12:12</text:p>
          </table:table-cell>
          <table:table-cell table:number-columns-repeated="2"/>
          <table:table-cell office:value-type="float" office:value="9228086" calcext:value-type="float">
            <text:p>9228086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58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4/07/2022 – 12:12</text:p>
          </table:table-cell>
          <table:table-cell table:number-columns-repeated="2"/>
          <table:table-cell office:value-type="float" office:value="9228087" calcext:value-type="float">
            <text:p>9228087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59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4/07/2022 – 12:12</text:p>
          </table:table-cell>
          <table:table-cell table:number-columns-repeated="2"/>
          <table:table-cell office:value-type="float" office:value="9228088" calcext:value-type="float">
            <text:p>9228088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60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4/07/2022 – 12:12</text:p>
          </table:table-cell>
          <table:table-cell table:number-columns-repeated="2"/>
          <table:table-cell office:value-type="float" office:value="9228089" calcext:value-type="float">
            <text:p>9228089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61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4/07/2022 – 12:12</text:p>
          </table:table-cell>
          <table:table-cell table:number-columns-repeated="2"/>
          <table:table-cell office:value-type="float" office:value="9228090" calcext:value-type="float">
            <text:p>9228090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62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4/07/2022 – 12:12</text:p>
          </table:table-cell>
          <table:table-cell table:number-columns-repeated="2"/>
          <table:table-cell office:value-type="float" office:value="9228091" calcext:value-type="float">
            <text:p>9228091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63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4/07/2022 – 12:12</text:p>
          </table:table-cell>
          <table:table-cell table:number-columns-repeated="2"/>
          <table:table-cell office:value-type="float" office:value="9228092" calcext:value-type="float">
            <text:p>9228092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64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4/07/2022 – 12:12</text:p>
          </table:table-cell>
          <table:table-cell table:number-columns-repeated="2"/>
          <table:table-cell office:value-type="float" office:value="9228093" calcext:value-type="float">
            <text:p>9228093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65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4/07/2022 – 12:12</text:p>
          </table:table-cell>
          <table:table-cell table:number-columns-repeated="2"/>
          <table:table-cell office:value-type="float" office:value="9228094" calcext:value-type="float">
            <text:p>9228094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66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4/07/2022 – 12:12</text:p>
          </table:table-cell>
          <table:table-cell table:number-columns-repeated="2"/>
          <table:table-cell office:value-type="float" office:value="9228095" calcext:value-type="float">
            <text:p>9228095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67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4/07/2022 – 12:12</text:p>
          </table:table-cell>
          <table:table-cell table:number-columns-repeated="2"/>
          <table:table-cell office:value-type="float" office:value="9228096" calcext:value-type="float">
            <text:p>9228096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68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4/07/2022 – 12:12</text:p>
          </table:table-cell>
          <table:table-cell table:number-columns-repeated="2"/>
          <table:table-cell office:value-type="float" office:value="9228097" calcext:value-type="float">
            <text:p>9228097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69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4/07/2022 – 12:12</text:p>
          </table:table-cell>
          <table:table-cell table:number-columns-repeated="2"/>
          <table:table-cell office:value-type="float" office:value="9228098" calcext:value-type="float">
            <text:p>9228098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70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4/07/2022 – 12:12</text:p>
          </table:table-cell>
          <table:table-cell table:number-columns-repeated="2"/>
          <table:table-cell office:value-type="float" office:value="9228099" calcext:value-type="float">
            <text:p>9228099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71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4/07/2022 – 12:12</text:p>
          </table:table-cell>
          <table:table-cell table:number-columns-repeated="2"/>
          <table:table-cell office:value-type="float" office:value="9228100" calcext:value-type="float">
            <text:p>9228100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72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4/07/2022 – 12:12</text:p>
          </table:table-cell>
          <table:table-cell table:number-columns-repeated="2"/>
          <table:table-cell office:value-type="float" office:value="9228101" calcext:value-type="float">
            <text:p>9228101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73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4/07/2022 – 12:12</text:p>
          </table:table-cell>
          <table:table-cell table:number-columns-repeated="2"/>
          <table:table-cell office:value-type="float" office:value="9228102" calcext:value-type="float">
            <text:p>9228102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74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4/07/2022 – 12:12</text:p>
          </table:table-cell>
          <table:table-cell table:number-columns-repeated="2"/>
          <table:table-cell office:value-type="float" office:value="9228103" calcext:value-type="float">
            <text:p>9228103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75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4/07/2022 – 12:12</text:p>
          </table:table-cell>
          <table:table-cell table:number-columns-repeated="2"/>
          <table:table-cell office:value-type="float" office:value="9228104" calcext:value-type="float">
            <text:p>9228104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76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4/07/2022 – 12:12</text:p>
          </table:table-cell>
          <table:table-cell table:number-columns-repeated="2"/>
          <table:table-cell office:value-type="float" office:value="9228105" calcext:value-type="float">
            <text:p>9228105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77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4/07/2022 – 12:12</text:p>
          </table:table-cell>
          <table:table-cell table:number-columns-repeated="2"/>
          <table:table-cell office:value-type="float" office:value="9228106" calcext:value-type="float">
            <text:p>9228106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78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4/07/2022 – 12:12</text:p>
          </table:table-cell>
          <table:table-cell table:number-columns-repeated="2"/>
          <table:table-cell office:value-type="float" office:value="9228107" calcext:value-type="float">
            <text:p>9228107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79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4/07/2022 – 12:12</text:p>
          </table:table-cell>
          <table:table-cell table:number-columns-repeated="2"/>
          <table:table-cell office:value-type="float" office:value="9228108" calcext:value-type="float">
            <text:p>9228108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80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4/07/2022 – 12:12</text:p>
          </table:table-cell>
          <table:table-cell table:number-columns-repeated="2"/>
          <table:table-cell office:value-type="float" office:value="9228109" calcext:value-type="float">
            <text:p>9228109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81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4/07/2022 – 12:12</text:p>
          </table:table-cell>
          <table:table-cell table:number-columns-repeated="2"/>
          <table:table-cell office:value-type="float" office:value="9228110" calcext:value-type="float">
            <text:p>9228110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82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4/07/2022 – 12:12</text:p>
          </table:table-cell>
          <table:table-cell table:number-columns-repeated="2"/>
          <table:table-cell office:value-type="float" office:value="9228111" calcext:value-type="float">
            <text:p>9228111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83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4/07/2022 – 12:12</text:p>
          </table:table-cell>
          <table:table-cell table:number-columns-repeated="2"/>
          <table:table-cell office:value-type="float" office:value="9228112" calcext:value-type="float">
            <text:p>9228112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84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4/07/2022 – 12:12</text:p>
          </table:table-cell>
          <table:table-cell table:number-columns-repeated="2"/>
          <table:table-cell office:value-type="float" office:value="9228113" calcext:value-type="float">
            <text:p>9228113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85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4/07/2022 – 12:12</text:p>
          </table:table-cell>
          <table:table-cell table:number-columns-repeated="2"/>
          <table:table-cell office:value-type="float" office:value="9228114" calcext:value-type="float">
            <text:p>9228114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86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4/07/2022 – 12:12</text:p>
          </table:table-cell>
          <table:table-cell table:number-columns-repeated="2"/>
          <table:table-cell office:value-type="float" office:value="9228115" calcext:value-type="float">
            <text:p>9228115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87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4/07/2022 – 12:12</text:p>
          </table:table-cell>
          <table:table-cell table:number-columns-repeated="2"/>
          <table:table-cell office:value-type="float" office:value="9228116" calcext:value-type="float">
            <text:p>9228116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88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4/07/2022 – 12:12</text:p>
          </table:table-cell>
          <table:table-cell table:number-columns-repeated="2"/>
          <table:table-cell office:value-type="float" office:value="9228117" calcext:value-type="float">
            <text:p>9228117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89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4/07/2022 – 12:12</text:p>
          </table:table-cell>
          <table:table-cell table:number-columns-repeated="2"/>
          <table:table-cell office:value-type="float" office:value="9228118" calcext:value-type="float">
            <text:p>9228118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90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4/07/2022 – 12:12</text:p>
          </table:table-cell>
          <table:table-cell table:number-columns-repeated="2"/>
          <table:table-cell office:value-type="float" office:value="9228119" calcext:value-type="float">
            <text:p>9228119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91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4/07/2022 – 12:12</text:p>
          </table:table-cell>
          <table:table-cell table:number-columns-repeated="2"/>
          <table:table-cell office:value-type="float" office:value="9228120" calcext:value-type="float">
            <text:p>9228120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92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4/07/2022 – 12:12</text:p>
          </table:table-cell>
          <table:table-cell table:number-columns-repeated="2"/>
          <table:table-cell office:value-type="float" office:value="9228121" calcext:value-type="float">
            <text:p>9228121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93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4/07/2022 – 12:12</text:p>
          </table:table-cell>
          <table:table-cell table:number-columns-repeated="2"/>
          <table:table-cell office:value-type="float" office:value="9228122" calcext:value-type="float">
            <text:p>9228122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94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4/07/2022 – 12:12</text:p>
          </table:table-cell>
          <table:table-cell table:number-columns-repeated="2"/>
          <table:table-cell office:value-type="float" office:value="9228123" calcext:value-type="float">
            <text:p>9228123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95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4/07/2022 – 12:12</text:p>
          </table:table-cell>
          <table:table-cell table:number-columns-repeated="2"/>
          <table:table-cell office:value-type="float" office:value="9228124" calcext:value-type="float">
            <text:p>9228124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96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4/07/2022 – 12:12</text:p>
          </table:table-cell>
          <table:table-cell table:number-columns-repeated="2"/>
          <table:table-cell office:value-type="float" office:value="9228125" calcext:value-type="float">
            <text:p>9228125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97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4/07/2022 – 12:12</text:p>
          </table:table-cell>
          <table:table-cell table:number-columns-repeated="2"/>
          <table:table-cell office:value-type="float" office:value="9228126" calcext:value-type="float">
            <text:p>9228126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98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4/07/2022 – 12:12</text:p>
          </table:table-cell>
          <table:table-cell table:number-columns-repeated="2"/>
          <table:table-cell office:value-type="float" office:value="9228127" calcext:value-type="float">
            <text:p>9228127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99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4/07/2022 – 12:12</text:p>
          </table:table-cell>
          <table:table-cell table:number-columns-repeated="2"/>
          <table:table-cell office:value-type="float" office:value="9228128" calcext:value-type="float">
            <text:p>9228128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00</text:p>
          </table:table-cell>
          <table:table-cell office:value-type="string" calcext:value-type="string">
            <text:p>sharc.shef.ac.uk</text:p>
          </table:table-cell>
          <table:table-cell table:style-name="ce15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01</text:p>
          </table:table-cell>
          <table:table-cell office:value-type="string" calcext:value-type="string">
            <text:p>sharc.shef.ac.uk</text:p>
          </table:table-cell>
          <table:table-cell table:style-name="ce15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02</text:p>
          </table:table-cell>
          <table:table-cell office:value-type="string" calcext:value-type="string">
            <text:p>sharc.shef.ac.uk</text:p>
          </table:table-cell>
          <table:table-cell table:style-name="ce15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03</text:p>
          </table:table-cell>
          <table:table-cell office:value-type="string" calcext:value-type="string">
            <text:p>sharc.shef.ac.uk</text:p>
          </table:table-cell>
          <table:table-cell table:style-name="ce15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04</text:p>
          </table:table-cell>
          <table:table-cell office:value-type="string" calcext:value-type="string">
            <text:p>sharc.shef.ac.uk</text:p>
          </table:table-cell>
          <table:table-cell table:style-name="ce15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05</text:p>
          </table:table-cell>
          <table:table-cell office:value-type="string" calcext:value-type="string">
            <text:p>sharc.shef.ac.uk</text:p>
          </table:table-cell>
          <table:table-cell table:style-name="ce15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06</text:p>
          </table:table-cell>
          <table:table-cell office:value-type="string" calcext:value-type="string">
            <text:p>sharc.shef.ac.uk</text:p>
          </table:table-cell>
          <table:table-cell table:style-name="ce15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07</text:p>
          </table:table-cell>
          <table:table-cell office:value-type="string" calcext:value-type="string">
            <text:p>sharc.shef.ac.uk</text:p>
          </table:table-cell>
          <table:table-cell table:style-name="ce15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08</text:p>
          </table:table-cell>
          <table:table-cell office:value-type="string" calcext:value-type="string">
            <text:p>sharc.shef.ac.uk</text:p>
          </table:table-cell>
          <table:table-cell table:style-name="ce15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09</text:p>
          </table:table-cell>
          <table:table-cell office:value-type="string" calcext:value-type="string">
            <text:p>sharc.shef.ac.uk</text:p>
          </table:table-cell>
          <table:table-cell table:style-name="ce15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10</text:p>
          </table:table-cell>
          <table:table-cell office:value-type="string" calcext:value-type="string">
            <text:p>sharc.shef.ac.uk</text:p>
          </table:table-cell>
          <table:table-cell table:style-name="ce15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11</text:p>
          </table:table-cell>
          <table:table-cell office:value-type="string" calcext:value-type="string">
            <text:p>sharc.shef.ac.uk</text:p>
          </table:table-cell>
          <table:table-cell table:style-name="ce15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12</text:p>
          </table:table-cell>
          <table:table-cell office:value-type="string" calcext:value-type="string">
            <text:p>sharc.shef.ac.uk</text:p>
          </table:table-cell>
          <table:table-cell table:style-name="ce15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13</text:p>
          </table:table-cell>
          <table:table-cell office:value-type="string" calcext:value-type="string">
            <text:p>sharc.shef.ac.uk</text:p>
          </table:table-cell>
          <table:table-cell table:style-name="ce15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14</text:p>
          </table:table-cell>
          <table:table-cell office:value-type="string" calcext:value-type="string">
            <text:p>sharc.shef.ac.uk</text:p>
          </table:table-cell>
          <table:table-cell table:style-name="ce15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15</text:p>
          </table:table-cell>
          <table:table-cell office:value-type="string" calcext:value-type="string">
            <text:p>sharc.shef.ac.uk</text:p>
          </table:table-cell>
          <table:table-cell table:style-name="ce15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16</text:p>
          </table:table-cell>
          <table:table-cell office:value-type="string" calcext:value-type="string">
            <text:p>sharc.shef.ac.uk</text:p>
          </table:table-cell>
          <table:table-cell table:style-name="ce15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17</text:p>
          </table:table-cell>
          <table:table-cell office:value-type="string" calcext:value-type="string">
            <text:p>sharc.shef.ac.uk</text:p>
          </table:table-cell>
          <table:table-cell table:style-name="ce15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18</text:p>
          </table:table-cell>
          <table:table-cell office:value-type="string" calcext:value-type="string">
            <text:p>sharc.shef.ac.uk</text:p>
          </table:table-cell>
          <table:table-cell table:style-name="ce15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19</text:p>
          </table:table-cell>
          <table:table-cell office:value-type="string" calcext:value-type="string">
            <text:p>sharc.shef.ac.uk</text:p>
          </table:table-cell>
          <table:table-cell table:style-name="ce15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20</text:p>
          </table:table-cell>
          <table:table-cell office:value-type="string" calcext:value-type="string">
            <text:p>sharc.shef.ac.uk</text:p>
          </table:table-cell>
          <table:table-cell table:style-name="ce15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21</text:p>
          </table:table-cell>
          <table:table-cell office:value-type="string" calcext:value-type="string">
            <text:p>sharc.shef.ac.uk</text:p>
          </table:table-cell>
          <table:table-cell table:style-name="ce15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22</text:p>
          </table:table-cell>
          <table:table-cell office:value-type="string" calcext:value-type="string">
            <text:p>sharc.shef.ac.uk</text:p>
          </table:table-cell>
          <table:table-cell table:style-name="ce15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23</text:p>
          </table:table-cell>
          <table:table-cell office:value-type="string" calcext:value-type="string">
            <text:p>sharc.shef.ac.uk</text:p>
          </table:table-cell>
          <table:table-cell table:style-name="ce15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24</text:p>
          </table:table-cell>
          <table:table-cell office:value-type="string" calcext:value-type="string">
            <text:p>sharc.shef.ac.uk</text:p>
          </table:table-cell>
          <table:table-cell table:style-name="ce15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25</text:p>
          </table:table-cell>
          <table:table-cell office:value-type="string" calcext:value-type="string">
            <text:p>sharc.shef.ac.uk</text:p>
          </table:table-cell>
          <table:table-cell table:style-name="ce15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26</text:p>
          </table:table-cell>
          <table:table-cell office:value-type="string" calcext:value-type="string">
            <text:p>sharc.shef.ac.uk</text:p>
          </table:table-cell>
          <table:table-cell table:style-name="ce15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27</text:p>
          </table:table-cell>
          <table:table-cell office:value-type="string" calcext:value-type="string">
            <text:p>sharc.shef.ac.uk</text:p>
          </table:table-cell>
          <table:table-cell table:style-name="ce15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28</text:p>
          </table:table-cell>
          <table:table-cell office:value-type="string" calcext:value-type="string">
            <text:p>sharc.shef.ac.uk</text:p>
          </table:table-cell>
          <table:table-cell table:style-name="ce15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29</text:p>
          </table:table-cell>
          <table:table-cell office:value-type="string" calcext:value-type="string">
            <text:p>sharc.shef.ac.uk</text:p>
          </table:table-cell>
          <table:table-cell table:style-name="ce15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30</text:p>
          </table:table-cell>
          <table:table-cell office:value-type="string" calcext:value-type="string">
            <text:p>sharc.shef.ac.uk</text:p>
          </table:table-cell>
          <table:table-cell table:style-name="ce15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31</text:p>
          </table:table-cell>
          <table:table-cell office:value-type="string" calcext:value-type="string">
            <text:p>sharc.shef.ac.uk</text:p>
          </table:table-cell>
          <table:table-cell table:style-name="ce15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32</text:p>
          </table:table-cell>
          <table:table-cell office:value-type="string" calcext:value-type="string">
            <text:p>sharc.shef.ac.uk</text:p>
          </table:table-cell>
          <table:table-cell table:style-name="ce15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33</text:p>
          </table:table-cell>
          <table:table-cell office:value-type="string" calcext:value-type="string">
            <text:p>sharc.shef.ac.uk</text:p>
          </table:table-cell>
          <table:table-cell table:style-name="ce15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34</text:p>
          </table:table-cell>
          <table:table-cell office:value-type="string" calcext:value-type="string">
            <text:p>sharc.shef.ac.uk</text:p>
          </table:table-cell>
          <table:table-cell table:style-name="ce15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35</text:p>
          </table:table-cell>
          <table:table-cell office:value-type="string" calcext:value-type="string">
            <text:p>sharc.shef.ac.uk</text:p>
          </table:table-cell>
          <table:table-cell table:style-name="ce15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36</text:p>
          </table:table-cell>
          <table:table-cell office:value-type="string" calcext:value-type="string">
            <text:p>sharc.shef.ac.uk</text:p>
          </table:table-cell>
          <table:table-cell table:style-name="ce15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37</text:p>
          </table:table-cell>
          <table:table-cell office:value-type="string" calcext:value-type="string">
            <text:p>sharc.shef.ac.uk</text:p>
          </table:table-cell>
          <table:table-cell table:style-name="ce15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38</text:p>
          </table:table-cell>
          <table:table-cell office:value-type="string" calcext:value-type="string">
            <text:p>sharc.shef.ac.uk</text:p>
          </table:table-cell>
          <table:table-cell table:style-name="ce15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39</text:p>
          </table:table-cell>
          <table:table-cell office:value-type="string" calcext:value-type="string">
            <text:p>sharc.shef.ac.uk</text:p>
          </table:table-cell>
          <table:table-cell table:style-name="ce15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40</text:p>
          </table:table-cell>
          <table:table-cell office:value-type="string" calcext:value-type="string">
            <text:p>sharc.shef.ac.uk</text:p>
          </table:table-cell>
          <table:table-cell table:style-name="ce15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41</text:p>
          </table:table-cell>
          <table:table-cell office:value-type="string" calcext:value-type="string">
            <text:p>sharc.shef.ac.uk</text:p>
          </table:table-cell>
          <table:table-cell table:style-name="ce15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42</text:p>
          </table:table-cell>
          <table:table-cell office:value-type="string" calcext:value-type="string">
            <text:p>sharc.shef.ac.uk</text:p>
          </table:table-cell>
          <table:table-cell table:style-name="ce15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43</text:p>
          </table:table-cell>
          <table:table-cell office:value-type="string" calcext:value-type="string">
            <text:p>sharc.shef.ac.uk</text:p>
          </table:table-cell>
          <table:table-cell table:style-name="ce15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44</text:p>
          </table:table-cell>
          <table:table-cell office:value-type="string" calcext:value-type="string">
            <text:p>sharc.shef.ac.uk</text:p>
          </table:table-cell>
          <table:table-cell table:style-name="ce15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45</text:p>
          </table:table-cell>
          <table:table-cell office:value-type="string" calcext:value-type="string">
            <text:p>sharc.shef.ac.uk</text:p>
          </table:table-cell>
          <table:table-cell table:style-name="ce15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46</text:p>
          </table:table-cell>
          <table:table-cell office:value-type="string" calcext:value-type="string">
            <text:p>sharc.shef.ac.uk</text:p>
          </table:table-cell>
          <table:table-cell table:style-name="ce15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47</text:p>
          </table:table-cell>
          <table:table-cell office:value-type="string" calcext:value-type="string">
            <text:p>sharc.shef.ac.uk</text:p>
          </table:table-cell>
          <table:table-cell table:style-name="ce15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48</text:p>
          </table:table-cell>
          <table:table-cell office:value-type="string" calcext:value-type="string">
            <text:p>sharc.shef.ac.uk</text:p>
          </table:table-cell>
          <table:table-cell table:style-name="ce15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49</text:p>
          </table:table-cell>
          <table:table-cell office:value-type="string" calcext:value-type="string">
            <text:p>sharc.shef.ac.uk</text:p>
          </table:table-cell>
          <table:table-cell table:style-name="ce15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50</text:p>
          </table:table-cell>
          <table:table-cell office:value-type="string" calcext:value-type="string">
            <text:p>sharc.shef.ac.uk</text:p>
          </table:table-cell>
          <table:table-cell table:style-name="ce15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51</text:p>
          </table:table-cell>
          <table:table-cell office:value-type="string" calcext:value-type="string">
            <text:p>sharc.shef.ac.uk</text:p>
          </table:table-cell>
          <table:table-cell table:style-name="ce15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52</text:p>
          </table:table-cell>
          <table:table-cell office:value-type="string" calcext:value-type="string">
            <text:p>sharc.shef.ac.uk</text:p>
          </table:table-cell>
          <table:table-cell table:style-name="ce15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53</text:p>
          </table:table-cell>
          <table:table-cell office:value-type="string" calcext:value-type="string">
            <text:p>sharc.shef.ac.uk</text:p>
          </table:table-cell>
          <table:table-cell table:style-name="ce15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54</text:p>
          </table:table-cell>
          <table:table-cell office:value-type="string" calcext:value-type="string">
            <text:p>sharc.shef.ac.uk</text:p>
          </table:table-cell>
          <table:table-cell table:style-name="ce15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55</text:p>
          </table:table-cell>
          <table:table-cell office:value-type="string" calcext:value-type="string">
            <text:p>sharc.shef.ac.uk</text:p>
          </table:table-cell>
          <table:table-cell table:style-name="ce15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56</text:p>
          </table:table-cell>
          <table:table-cell office:value-type="string" calcext:value-type="string">
            <text:p>sharc.shef.ac.uk</text:p>
          </table:table-cell>
          <table:table-cell table:style-name="ce15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57</text:p>
          </table:table-cell>
          <table:table-cell office:value-type="string" calcext:value-type="string">
            <text:p>sharc.shef.ac.uk</text:p>
          </table:table-cell>
          <table:table-cell table:style-name="ce15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58</text:p>
          </table:table-cell>
          <table:table-cell office:value-type="string" calcext:value-type="string">
            <text:p>sharc.shef.ac.uk</text:p>
          </table:table-cell>
          <table:table-cell table:style-name="ce15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59</text:p>
          </table:table-cell>
          <table:table-cell office:value-type="string" calcext:value-type="string">
            <text:p>sharc.shef.ac.uk</text:p>
          </table:table-cell>
          <table:table-cell table:style-name="ce15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60</text:p>
          </table:table-cell>
          <table:table-cell office:value-type="string" calcext:value-type="string">
            <text:p>sharc.shef.ac.uk</text:p>
          </table:table-cell>
          <table:table-cell table:style-name="ce15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61</text:p>
          </table:table-cell>
          <table:table-cell office:value-type="string" calcext:value-type="string">
            <text:p>sharc.shef.ac.uk</text:p>
          </table:table-cell>
          <table:table-cell table:style-name="ce15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62</text:p>
          </table:table-cell>
          <table:table-cell office:value-type="string" calcext:value-type="string">
            <text:p>sharc.shef.ac.uk</text:p>
          </table:table-cell>
          <table:table-cell table:style-name="ce15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63</text:p>
          </table:table-cell>
          <table:table-cell office:value-type="string" calcext:value-type="string">
            <text:p>sharc.shef.ac.uk</text:p>
          </table:table-cell>
          <table:table-cell table:style-name="ce15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64</text:p>
          </table:table-cell>
          <table:table-cell office:value-type="string" calcext:value-type="string">
            <text:p>sharc.shef.ac.uk</text:p>
          </table:table-cell>
          <table:table-cell table:style-name="ce15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65</text:p>
          </table:table-cell>
          <table:table-cell office:value-type="string" calcext:value-type="string">
            <text:p>sharc.shef.ac.uk</text:p>
          </table:table-cell>
          <table:table-cell table:style-name="ce15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66</text:p>
          </table:table-cell>
          <table:table-cell office:value-type="string" calcext:value-type="string">
            <text:p>sharc.shef.ac.uk</text:p>
          </table:table-cell>
          <table:table-cell table:style-name="ce15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67</text:p>
          </table:table-cell>
          <table:table-cell office:value-type="string" calcext:value-type="string">
            <text:p>sharc.shef.ac.uk</text:p>
          </table:table-cell>
          <table:table-cell table:style-name="ce15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68</text:p>
          </table:table-cell>
          <table:table-cell office:value-type="string" calcext:value-type="string">
            <text:p>sharc.shef.ac.uk</text:p>
          </table:table-cell>
          <table:table-cell table:style-name="ce15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69</text:p>
          </table:table-cell>
          <table:table-cell office:value-type="string" calcext:value-type="string">
            <text:p>sharc.shef.ac.uk</text:p>
          </table:table-cell>
          <table:table-cell table:style-name="ce15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70</text:p>
          </table:table-cell>
          <table:table-cell office:value-type="string" calcext:value-type="string">
            <text:p>sharc.shef.ac.uk</text:p>
          </table:table-cell>
          <table:table-cell table:style-name="ce15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71</text:p>
          </table:table-cell>
          <table:table-cell office:value-type="string" calcext:value-type="string">
            <text:p>sharc.shef.ac.uk</text:p>
          </table:table-cell>
          <table:table-cell table:style-name="ce15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72</text:p>
          </table:table-cell>
          <table:table-cell office:value-type="string" calcext:value-type="string">
            <text:p>sharc.shef.ac.uk</text:p>
          </table:table-cell>
          <table:table-cell table:style-name="ce15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73</text:p>
          </table:table-cell>
          <table:table-cell office:value-type="string" calcext:value-type="string">
            <text:p>sharc.shef.ac.uk</text:p>
          </table:table-cell>
          <table:table-cell table:style-name="ce15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74</text:p>
          </table:table-cell>
          <table:table-cell office:value-type="string" calcext:value-type="string">
            <text:p>sharc.shef.ac.uk</text:p>
          </table:table-cell>
          <table:table-cell table:style-name="ce15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75</text:p>
          </table:table-cell>
          <table:table-cell office:value-type="string" calcext:value-type="string">
            <text:p>sharc.shef.ac.uk</text:p>
          </table:table-cell>
          <table:table-cell table:style-name="ce15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76</text:p>
          </table:table-cell>
          <table:table-cell office:value-type="string" calcext:value-type="string">
            <text:p>sharc.shef.ac.uk</text:p>
          </table:table-cell>
          <table:table-cell table:style-name="ce15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77</text:p>
          </table:table-cell>
          <table:table-cell office:value-type="string" calcext:value-type="string">
            <text:p>sharc.shef.ac.uk</text:p>
          </table:table-cell>
          <table:table-cell table:style-name="ce15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78</text:p>
          </table:table-cell>
          <table:table-cell office:value-type="string" calcext:value-type="string">
            <text:p>sharc.shef.ac.uk</text:p>
          </table:table-cell>
          <table:table-cell table:style-name="ce15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79</text:p>
          </table:table-cell>
          <table:table-cell office:value-type="string" calcext:value-type="string">
            <text:p>sharc.shef.ac.uk</text:p>
          </table:table-cell>
          <table:table-cell table:style-name="ce15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80</text:p>
          </table:table-cell>
          <table:table-cell office:value-type="string" calcext:value-type="string">
            <text:p>sharc.shef.ac.uk</text:p>
          </table:table-cell>
          <table:table-cell table:style-name="ce15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81</text:p>
          </table:table-cell>
          <table:table-cell office:value-type="string" calcext:value-type="string">
            <text:p>sharc.shef.ac.uk</text:p>
          </table:table-cell>
          <table:table-cell table:style-name="ce15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82</text:p>
          </table:table-cell>
          <table:table-cell office:value-type="string" calcext:value-type="string">
            <text:p>sharc.shef.ac.uk</text:p>
          </table:table-cell>
          <table:table-cell table:style-name="ce15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83</text:p>
          </table:table-cell>
          <table:table-cell office:value-type="string" calcext:value-type="string">
            <text:p>sharc.shef.ac.uk</text:p>
          </table:table-cell>
          <table:table-cell table:style-name="ce15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84</text:p>
          </table:table-cell>
          <table:table-cell office:value-type="string" calcext:value-type="string">
            <text:p>sharc.shef.ac.uk</text:p>
          </table:table-cell>
          <table:table-cell table:style-name="ce15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85</text:p>
          </table:table-cell>
          <table:table-cell office:value-type="string" calcext:value-type="string">
            <text:p>sharc.shef.ac.uk</text:p>
          </table:table-cell>
          <table:table-cell table:style-name="ce15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86</text:p>
          </table:table-cell>
          <table:table-cell office:value-type="string" calcext:value-type="string">
            <text:p>sharc.shef.ac.uk</text:p>
          </table:table-cell>
          <table:table-cell table:style-name="ce15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87</text:p>
          </table:table-cell>
          <table:table-cell office:value-type="string" calcext:value-type="string">
            <text:p>sharc.shef.ac.uk</text:p>
          </table:table-cell>
          <table:table-cell table:style-name="ce15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88</text:p>
          </table:table-cell>
          <table:table-cell office:value-type="string" calcext:value-type="string">
            <text:p>sharc.shef.ac.uk</text:p>
          </table:table-cell>
          <table:table-cell table:style-name="ce15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89</text:p>
          </table:table-cell>
          <table:table-cell office:value-type="string" calcext:value-type="string">
            <text:p>sharc.shef.ac.uk</text:p>
          </table:table-cell>
          <table:table-cell table:style-name="ce15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90</text:p>
          </table:table-cell>
          <table:table-cell office:value-type="string" calcext:value-type="string">
            <text:p>sharc.shef.ac.uk</text:p>
          </table:table-cell>
          <table:table-cell table:style-name="ce15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91</text:p>
          </table:table-cell>
          <table:table-cell office:value-type="string" calcext:value-type="string">
            <text:p>sharc.shef.ac.uk</text:p>
          </table:table-cell>
          <table:table-cell table:style-name="ce15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92</text:p>
          </table:table-cell>
          <table:table-cell office:value-type="string" calcext:value-type="string">
            <text:p>sharc.shef.ac.uk</text:p>
          </table:table-cell>
          <table:table-cell table:style-name="ce15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93</text:p>
          </table:table-cell>
          <table:table-cell office:value-type="string" calcext:value-type="string">
            <text:p>sharc.shef.ac.uk</text:p>
          </table:table-cell>
          <table:table-cell table:style-name="ce15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94</text:p>
          </table:table-cell>
          <table:table-cell office:value-type="string" calcext:value-type="string">
            <text:p>sharc.shef.ac.uk</text:p>
          </table:table-cell>
          <table:table-cell table:style-name="ce15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95</text:p>
          </table:table-cell>
          <table:table-cell office:value-type="string" calcext:value-type="string">
            <text:p>sharc.shef.ac.uk</text:p>
          </table:table-cell>
          <table:table-cell table:style-name="ce15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96</text:p>
          </table:table-cell>
          <table:table-cell office:value-type="string" calcext:value-type="string">
            <text:p>sharc.shef.ac.uk</text:p>
          </table:table-cell>
          <table:table-cell table:style-name="ce15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97</text:p>
          </table:table-cell>
          <table:table-cell office:value-type="string" calcext:value-type="string">
            <text:p>sharc.shef.ac.uk</text:p>
          </table:table-cell>
          <table:table-cell table:style-name="ce15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98</text:p>
          </table:table-cell>
          <table:table-cell office:value-type="string" calcext:value-type="string">
            <text:p>sharc.shef.ac.uk</text:p>
          </table:table-cell>
          <table:table-cell table:style-name="ce15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99</text:p>
          </table:table-cell>
          <table:table-cell office:value-type="string" calcext:value-type="string">
            <text:p>sharc.shef.ac.uk</text:p>
          </table:table-cell>
          <table:table-cell table:style-name="ce15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00</text:p>
          </table:table-cell>
          <table:table-cell office:value-type="string" calcext:value-type="string">
            <text:p>sharc.shef.ac.uk</text:p>
          </table:table-cell>
          <table:table-cell table:style-name="ce15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Unicode MS" svg:font-family="'Arial Unicode MS'" style:font-family-generic="system" style:font-pitch="variable"/>
    <style:font-face style:name="Helvetica" svg:font-family="Helvetica" style:font-family-generic="swiss"/>
    <style:font-face style:name="Liberation Mono" svg:font-family="'Liberation Mono', Cousine, 'DejaVu Sans Mono'" style:font-family-generic="modern" style:font-pitch="fixed"/>
    <style:font-face style:name="Liberation Mono1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E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IE">€</number:currency-symbol>
      <number:number number:decimal-places="2" number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IE">€</number:currency-symbol>
      <number:number number:decimal-places="2" number:min-decimal-places="2" number:min-integer-digits="1" number:grouping="true"/>
      <style:map style:condition="value()&gt;=0" style:apply-style-name="N112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2" style:family="table-cell" style:parent-style-name="Result" style:data-style-name="N112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22T15:00:23.623562868</meta:creation-date>
    <meta:generator>LibreOffice/7.3.4.2$Linux_X86_64 LibreOffice_project/30$Build-2</meta:generator>
    <dc:date>2022-07-15T10:24:33.281450270</dc:date>
    <meta:editing-duration>P5DT20H3M46S</meta:editing-duration>
    <meta:editing-cycles>267</meta:editing-cycles>
    <meta:document-statistic meta:table-count="1" meta:cell-count="7337" meta:object-count="0"/>
  </office:meta>
</office:document-meta>
</file>